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65.35mm"/>
    </style:style>
    <style:style style:name="co10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9.16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70.26mm"/>
    </style:style>
    <style:style style:name="co7" style:family="table-column">
      <style:table-column-properties fo:break-before="auto" style:column-width="38.93mm"/>
    </style:style>
    <style:style style:name="co8" style:family="table-column">
      <style:table-column-properties fo:break-before="auto" style:column-width="110.3mm"/>
    </style:style>
    <style:style style:name="co9" style:family="table-column">
      <style:table-column-properties fo:break-before="auto" style:column-width="40.57mm"/>
    </style:style>
    <style:style style:name="co13" style:family="table-column">
      <style:table-column-properties fo:break-before="auto" style:column-width="48.19mm"/>
    </style:style>
    <style:style style:name="co14" style:family="table-column">
      <style:table-column-properties fo:break-before="auto" style:column-width="25.86mm"/>
    </style:style>
    <style:style style:name="co15" style:family="table-column">
      <style:table-column-properties fo:break-before="auto" style:column-width="111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2.1mm" fo:break-before="auto" style:use-optimal-row-height="fals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51.86mm" fo:break-before="auto" style:use-optimal-row-height="true"/>
    </style:style>
    <style:style style:name="ro11" style:family="table-row">
      <style:table-row-properties style:row-height="20.27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a933" fo:wrap-option="wrap"/>
    </style:style>
    <style:style style:name="ce49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wrap-option="wrap"/>
      <style:text-properties fo:color="#00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font-name="Liberation Sans1" fo:language="en" fo:country="US"/>
    </style:style>
    <style:style style:name="ce11" style:family="table-cell" style:parent-style-name="Default">
      <style:table-cell-properties fo:wrap-option="wrap"/>
      <style:text-properties fo:color="#000000" style:font-name="Liberation Sans1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font-name="Liberation Sans1" style:font-name-asian="Mangal" style:language-asian="hi" style:country-asian="IN" style:font-name-complex="Courier New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font-name-asian="Liberation Mono" style:font-name-complex="Liberation Mono"/>
    </style:style>
    <style:style style:name="ce14" style:family="table-cell" style:parent-style-name="Default"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 style:language-complex="none" style:country-complex="none"/>
    </style:style>
    <style:style style:name="ce2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00000a" fo:language="en" fo:country="US" style:font-name-asian="Courier New" style:font-size-asian="8pt" style:language-asian="hi" style:country-asian="IN" style:font-name-complex="Courier New" style:font-size-complex="6.80000019073486pt" style:language-complex="none" style:country-complex="none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color="#000000" style:font-name-asian="Mangal" style:language-asian="hi" style:country-asian="IN" style:font-name-complex="Courier New1" style:language-complex="none" style:country-complex="none"/>
    </style:style>
    <style:style style:name="ce30" style:family="table-cell" style:parent-style-name="Default">
      <style:text-properties style:font-name-asian="Liberation Mono" style:font-name-complex="Liberation Mono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a" fo:language="en" fo:country="US" style:font-name-asian="Mangal" style:language-asian="hi" style:country-asian="IN" style:font-name-complex="Courier New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8" style:family="table-cell" style:parent-style-name="Default">
      <style:text-properties fo:color="#00000a" fo:language="en" fo:country="US" style:font-name-asian="Mangal" style:language-asian="hi" style:country-asian="IN" style:font-name-complex="Courier New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fo:color="#00000a" style:font-name="Liberation Sans1" fo:language="en" fo:country="US" style:font-name-complex="Tahoma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a" fo:language="en" fo:country="US" style:font-name-asian="Mangal" style:font-size-asian="8pt" style:language-asian="hi" style:country-asian="IN" style:font-name-complex="Courier New" style:font-size-complex="8pt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sk" fo:country="SK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1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language="sk" fo:country="SK"/>
    </style:style>
    <style:style style:name="T16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7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Courier New"/>
    </style:style>
    <style:style style:name="T20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italic" style:font-style-asian="italic" style:font-style-complex="italic"/>
    </style:style>
    <style:style style:name="T21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normal" style:font-style-asian="normal" style:font-style-complex="normal"/>
    </style:style>
    <style:style style:name="T22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font-name-asian="Mangal" style:text-overline-style="none" style:text-overline-color="font-color" style:font-style-asian="normal" style:text-outline="false" style:text-line-through-type="none" style:font-weight-complex="normal" style:language-asian="hi" style:country-asian="IN" style:font-relief="none" style:text-emphasize="none" style:font-size-asian="10pt" style:font-name-complex="Tahoma" fo:color="#00000a" style:language-complex="none" style:country-complex="none" style:font-weight-asian="normal" style:font-style-complex="normal"/>
    </style:style>
    <style:style style:name="T24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style:font-name-complex="FreeSans" style:font-name-asian="Tahoma" fo:color="#000000" style:language-complex="hi" style:country-complex="IN" style:language-asian="zh" style:country-asian="CN"/>
    </style:style>
    <style:style style:name="T25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fo:color="#00000a" fo:language="sk" fo:country="SK" style:language-asian="hi" style:country-asian="IN" style:language-complex="none" style:country-complex="none" style:font-name-asian="Mangal" style:font-name-complex="Tahoma"/>
    </style:style>
    <style:style style:name="T2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fo:language="en" fo:country="US"/>
    </style:style>
    <style:style style:name="T28" style:family="text">
      <style:text-properties style:language-asian="hi" style:country-asian="IN" style:language-complex="none" style:country-complex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0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fo:language="sk" fo:country="SK" style:language-asian="hi" style:country-asian="IN" style:language-complex="none" style:country-complex="none" style:font-name-complex="Tahoma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none" style:country-complex="none" fo:color="#000000" fo:language="sk" fo:country="SK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5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fo:color="#00000a" fo:language="en" fo:country="US" style:language-complex="hi" style:country-complex="IN"/>
    </style:style>
    <style:style style:name="T3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40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language-asian="zh" style:country-asian="CN" style:font-name-complex="FreeSans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font-name-asian="Tahoma"/>
    </style:style>
    <style:style style:name="T41" style:family="text">
      <style:text-properties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use-window-font-color="true" style:letter-kerning="true" style:language-asian="hi" style:country-asian="IN" style:language-complex="none" style:country-complex="none" style:font-name-asian="FreeSans" style:font-name-complex="Tahoma" style:font-size-asian="12pt"/>
    </style:style>
    <style:style style:name="T42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text-overline-style="none" style:text-overline-color="font-color" fo:color="#00000a" style:font-relief="none" style:text-emphasize="none" style:font-style-complex="normal" style:font-style-asian="normal" style:font-weight-complex="normal" style:font-weight-asian="normal" style:font-size-complex="8pt" style:font-size-asian="8pt" style:font-name-complex="Courier New" style:font-name-asian="Mangal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4" style:family="text">
      <style:text-properties style:text-overline-style="none" style:text-overline-color="font-color" fo:color="#00000a" style:font-relief="none" style:text-emphasize="none" style:font-weight-complex="normal" style:font-weight-asian="normal" style:font-size-complex="8pt" style:font-size-asian="8pt" style:font-name-complex="Courier New" style:font-name-asian="Mangal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italic" style:letter-kerning="true" style:language-complex="hi" style:country-complex="IN" style:font-style-asian="italic" style:font-style-complex="italic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lor="#00000a" style:letter-kerning="true" fo:language="en" fo:country="US" style:language-asian="hi" style:country-asian="IN" style:font-name-asian="Mangal" style:font-name-complex="Courier New"/>
    </style:style>
    <style:style style:name="T4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language-asian="hi" style:country-asian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color="#00000a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6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0000" style:language-asian="zh" style:country-asian="CN"/>
    </style:style>
    <style:style style:name="T5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5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-complex="Tahoma"/>
    </style:style>
    <style:style style:name="T5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1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000000"/>
    </style:style>
    <style:style style:name="T6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language-asian="hi" style:country-asian="IN" style:language-complex="none" style:country-complex="none" style:font-name-asian="Mangal" style:font-name-complex="Courier New"/>
    </style:style>
    <style:style style:name="T63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4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complex="Tahoma"/>
    </style:style>
    <style:style style:name="T6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fo:language="en" fo:country="US" style:font-name-complex="Tahoma"/>
    </style:style>
    <style:style style:name="T6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6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en" fo:country="US"/>
    </style:style>
    <style:style style:name="T68" style:family="text">
      <style:text-properties style:font-name-complex="FreeSans" style:text-overline-style="none" style:text-overline-color="font-color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font-name-asian="Tahoma" fo:font-size="10pt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/>
    </style:style>
    <style:style style:name="T69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hi" style:country-asian="IN" style:font-name-asian="Mangal" style:font-name-complex="Courier New"/>
    </style:style>
    <style:style style:name="T70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zh" style:country-asian="CN" style:font-name-asian="Tahoma" style:font-name-complex="FreeSans"/>
    </style:style>
    <style:style style:name="T71" style:family="text">
      <style:text-properties fo:language="sk" fo:country="SK"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font-name-complex="FreeSans" style:text-line-through-mode="continuous"/>
    </style:style>
    <style:style style:name="T72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en" fo:country="US" style:font-name-complex="Tahoma"/>
    </style:style>
    <style:style style:name="T73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sk" fo:country="SK" style:font-name-complex="FreeSans"/>
    </style:style>
    <style:style style:name="T74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Tahoma" fo:language="en" fo:country="US"/>
    </style:style>
    <style:style style:name="T75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en" fo:country="US"/>
    </style:style>
    <style:style style:name="T76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sk" fo:country="S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ALTERNATIVE TO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MD TYPE</text:p>
          </table:table-cell>
          <table:table-cell office:value-type="string" calcext:value-type="string">
            <text:p>CMD REGEX</text:p>
          </table:table-cell>
          <table:table-cell office:value-type="string" calcext:value-type="string">
            <text:p>PREREQUISITE CMD</text:p>
          </table:table-cell>
          <table:table-cell office:value-type="string" calcext:value-type="string">
            <text:p>PREREQUISITE CMD FAIL</text:p>
          </table:table-cell>
          <table:table-cell office:value-type="string" calcext:value-type="string">
            <text:p>MUST NO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ntral login managemen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/>
          <table:table-cell table:style-name="ce48" table:formula="of:=ROW()-2" office:value-type="float" office:value="1" calcext:value-type="float">
            <text:p>1</text:p>
          </table:table-cell>
          <table:table-cell/>
          <table:table-cell office:value-type="string" calcext:value-type="string">
            <text:p>aaa new-mode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aaa new-model$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/>
          <table:table-cell table:style-name="ce48" table:formula="of:=ROW()-2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radius server &lt;radius server name&gt;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  <text:p/>
            <text:p><text:span text:style-name="T3">tacacs server &lt;radius server name&gt;</text:span>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radius|tacacs) server (.+)$(?:.*\r?\n(?!\!))+?^.*address ipv[46].+$(?:\r?\n^.*key.+$)?(?:.*\r?\n)*?(?=\!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cisco.com/c/en/us/products/collateral/ios-nx-os-software/identity-based-networking-services/whitepaper_C11-731907.html" xlink:type="simple">https://www.cisco.com/c/en/us/products/collateral/ios-nx-os-software/identity-based-networking-services/whitepaper_C11-731907.html</text:a></text:p>
          </table:table-cell>
          <table:table-cell table:number-columns-repeated="1014"/>
        </table:table-row>
        <table:table-row table:style-name="ro2">
          <table:table-cell/>
          <table:table-cell table:style-name="ce48" table:formula="of:=ROW()-2" office:value-type="float" office:value="3" calcext:value-type="float">
            <text:p>3</text:p>
          </table:table-cell>
          <table:table-cell table:formula="of:=[.$D$4]" office:value-type="string" office:string-value="radius server &lt;radius server name&gt;&#10;  address ipv4 &lt;ip adddress&gt; / address ipv6 &lt;ipv6 adddress&gt;&#10;  key &lt;password&gt;&#10;&#10;tacacs server &lt;radius server name&gt;&#10;  address ipv4 &lt;ip adddress&gt; / address ipv6 &lt;ipv6 adddress&gt;&#10;  key &lt;password&gt;" calcext:value-type="string">
            <text:p>radius server &lt;radius server name&gt;</text:p>
            <text:p>  address ipv4 &lt;ip adddress&gt; / address ipv6 &lt;ipv6 adddress&gt;</text:p>
            <text:p>  key &lt;password&gt;</text:p>
            <text:p/>
            <text:p>tacacs server &lt;radius server name&gt;</text:p>
            <text:p>  address ipv4 &lt;ip adddress&gt; / address ipv6 &lt;ipv6 adddress&gt;</text:p>
            <text:p>  key &lt;password&gt;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  <text:p/>
            <text:p><text:span text:style-name="T3">tacacs-server host &lt;ip adddress&gt;</text:span></text:p>
            <text:p><text:span text:style-name="T3">tacacs-server key &lt;password&gt;</text:span></text:p>
          </table:table-cell>
          <table:table-cell office:value-type="string" calcext:value-type="string">
            <text:p>MORE OCCURENCE INDEPENDENT</text:p>
          </table:table-cell>
          <table:table-cell table:style-name="ce10" office:value-type="string" calcext:value-type="string">
            <text:p>^.*(radius|tacacs)-server host .*$(\r?\n^.*(radius|tacacs)-server key.*$)?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4" calcext:value-type="float">
            <text:p>4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</table:table-cell>
          <table:table-cell office:value-type="string" calcext:value-type="string">
            <text:p>radius-server host &lt;ip address&gt; auth-port &lt;port&gt; acct-port &lt;port&gt; key &lt;key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radius-server|tacacs-server) host .* key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48" table:formula="of:=ROW()-2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/>
          <table:table-cell office:value-type="string" calcext:value-type="string">
            <text:p>^.*aaa group server (radius|tacacs\+) (.*)$\r?\n^.*server name (.+)$</text:p>
          </table:table-cell>
          <table:table-cell table:formula="of:=[.$B$4]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48" table:formula="of:=ROW()-2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Default"/>
          <table:table-cell table:style-name="Default" office:value-type="string" calcext:value-type="string">
            <text:p>^.*aaa group server (radius|tacacs\+) (.*)$\r?\n^.*server-private (.+?) .+key (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49" table:formula="of:=ROW()-2" office:value-type="float" office:value="7" calcext:value-type="float">
            <text:p>7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3">  server &lt;ip address&gt; auth-port &lt;port&gt; acct-port &lt;port&gt; key &lt;key&gt;</text:span></text:p>
            <text:p><text:span text:style-name="T1">aaa group server tacacs+ &lt;radius group&gt;</text:span></text:p>
            <text:p><text:span text:style-name="T3">  server &lt;ip address&gt; auth-port &lt;port&gt; acct-port &lt;port&gt; key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group server (radius|tacacs\+) (.*)$\r?\n^.*server.* 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8" calcext:value-type="float">
            <text:p>8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(?: |$))?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9" calcext:value-type="float">
            <text:p>9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 )? ?(local|enable|none|local-case)+ ?(local|enable|none|local-case)? ?(local|enable|none|local-case)?.*$</text:p>
          </table:table-cell>
          <table:table-cell table:formula="of:=[.$B$10]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0" calcext:value-type="float">
            <text:p>10</text:p>
          </table:table-cell>
          <table:table-cell table:style-name="Default"/>
          <table:table-cell table:style-name="ce4" office:value-type="string" calcext:value-type="string">
            <text:p><text:span text:style-name="T4">aaa authentication login default / &lt;radius login&gt;</text:span><text:span text:style-name="T5"> local (?:enable)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?:.(?&lt;!group))*?(local|enable|none|local-case)+(?: |$)(local|enable|none|local-case)?(?: |$)(local|enable|none|local-case)?(?: |$)(local|enable|none|local-case)?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<text:span text:style-name="T4">aaa authentication login default / &lt;radius login&gt;</text:span><text:span text:style-name="T5"> non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logi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mment:mozno preq vsetky tri vopred aj local database ma zmysel</text:p>
          </table:table-cell>
          <table:table-cell table:style-name="ce48" table:formula="of:=ROW()-2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<text:span text:style-name="T2">line tty &lt;num&gt; &lt;num&gt;</text:span></text:p>
            <text:p><text:span text:style-name="T3">  login authentication default / &lt;radius login&gt;</text:span></text:p>
            <text:p><text:span text:style-name="T2">line vty &lt;num&gt; &lt;num&gt;</text:span></text:p>
            <text:p><text:span text:style-name="T2">  login authentication default / &lt;radius login&gt;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login authentication (default|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aaa authentication enable default group &lt;radius group&gt;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default|.*?) (group (.*?)(?: |$))(group (.*?) 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aaa authentication enable default group &lt;radius group&gt; enabl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 (group (.*?)(?: |$))(group (.*?) )? ?(line|enable|none)+ ?(line|enable|none)? ?(line|enable|none)?.*$</text:p>
          </table:table-cell>
          <table:table-cell table:formula="of:=[.$B$15]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5" calcext:value-type="float">
            <text:p>15</text:p>
          </table:table-cell>
          <table:table-cell table:style-name="Default"/>
          <table:table-cell table:style-name="ce3" office:value-type="string" calcext:value-type="string">
            <text:p>aaa authentication enable default enable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?:.(?&lt;!group))*?(line|enable)+(?: |$)((line|enable))?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aaa authentication enable default non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aaa authorization exec &lt;radius login&gt; group &lt;radius group&gt;</text:p>
          </table:table-cell>
          <table:table-cell/>
          <table:table-cell office:value-type="string" calcext:value-type="string">
            <text:p>^.*aaa authorization exec 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aaa authorization exec &lt;default/radius login&gt; group &lt;radius group&gt; local if-authenticated</text:p>
          </table:table-cell>
          <table:table-cell/>
          <table:table-cell office:value-type="string" calcext:value-type="string">
            <text:p>^.*aaa authorization exec (default|.*?) (group (.*?)(?: |$))(group (.*?)(?: |$))?local if-authenticated ?(local|none)?.*$</text:p>
          </table:table-cell>
          <table:table-cell table:formula="of:=[.$B$19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9" calcext:value-type="float">
            <text:p>19</text:p>
          </table:table-cell>
          <table:table-cell table:style-name="Default"/>
          <table:table-cell table:style-name="ce4" office:value-type="string" calcext:value-type="string">
            <text:p>aaa authorization exec &lt;default/radius login&gt; local if-authenticated</text:p>
          </table:table-cell>
          <table:table-cell table:style-name="Default"/>
          <table:table-cell table:style-name="Default" office:value-type="string" calcext:value-type="string">
            <text:p>^.*aaa authorization exec 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aaa authorization exec &lt;default/radius login&gt; local none</text:p>
          </table:table-cell>
          <table:table-cell/>
          <table:table-cell office:value-type="string" calcext:value-type="string">
            <text:p>^.*aaa authorization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aaa authorization commands 15 &lt;radius login&gt; group &lt;radius group&gt;</text:p>
          </table:table-cell>
          <table:table-cell/>
          <table:table-cell office:value-type="string" calcext:value-type="string">
            <text:p>^.*aaa authorization commands \d* ?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if-authenticated </text:span></text:p>
          </table:table-cell>
          <table:table-cell/>
          <table:table-cell office:value-type="string" calcext:value-type="string">
            <text:p>^.*aaa authorization commands \d* ?(default|.*?) (group (.*?)(?: |$))(group (.*?)(?: |$))?local if-authenticated ?(local|none)?.*$</text:p>
          </table:table-cell>
          <table:table-cell table:formula="of:=[.$B$23]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</text:span><text:span text:style-name="T5">local</text:span></text:p>
          </table:table-cell>
          <table:table-cell/>
          <table:table-cell office:value-type="string" calcext:value-type="string">
            <text:p>^.*aaa authorization commands \d* ?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none</text:span></text:p>
          </table:table-cell>
          <table:table-cell/>
          <table:table-cell office:value-type="string" calcext:value-type="string">
            <text:p>^.*aaa authorization commands \d* ?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5" calcext:value-type="float">
            <text:p>25</text:p>
          </table:table-cell>
          <table:table-cell/>
          <table:table-cell table:style-name="ce11" office:value-type="string" calcext:value-type="string">
            <text:p>aaa accounting connection &lt;default/list&gt; &lt;start-stop/stop-only&gt; group &lt;group&gt;</text:p>
          </table:table-cell>
          <table:table-cell/>
          <table:table-cell office:value-type="string" calcext:value-type="string">
            <text:p>^.*aaa accounting connection 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style-name="ce48" table:formula="of:=ROW()-2" office:value-type="float" office:value="26" calcext:value-type="float">
            <text:p>26</text:p>
          </table:table-cell>
          <table:table-cell/>
          <table:table-cell table:style-name="ce11" office:value-type="string" calcext:value-type="string">
            <text:p>aaa accounting connection &lt;default/list&gt; none</text:p>
          </table:table-cell>
          <table:table-cell/>
          <table:table-cell office:value-type="string" calcext:value-type="string">
            <text:p>^.*aaa accounting connectio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aaa accounting commands &lt;num&gt; &lt;default/list&gt; &lt;start-stop/stop-only&gt; group &lt;group&gt;</text:p>
          </table:table-cell>
          <table:table-cell/>
          <table:table-cell office:value-type="string" calcext:value-type="string">
            <text:p><text:span text:style-name="T1">^.*aaa accounting commands \d* ?</text:span>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style-name="ce48" table:formula="of:=ROW()-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aaa accounting commands &lt;num&gt; &lt;defautl/list&gt; none</text:p>
          </table:table-cell>
          <table:table-cell/>
          <table:table-cell office:value-type="string" calcext:value-type="string">
            <text:p><text:span text:style-name="T1">^.*aaa accounting commands \d* ?</text:span>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9" calcext:value-type="float">
            <text:p>29</text:p>
          </table:table-cell>
          <table:table-cell/>
          <table:table-cell table:style-name="ce11" office:value-type="string" calcext:value-type="string">
            <text:p>aaa accounting exec &lt;default/list&gt; &lt;start-stop/stop-only&gt; group &lt;group&gt;</text:p>
          </table:table-cell>
          <table:table-cell/>
          <table:table-cell office:value-type="string" calcext:value-type="string">
            <text:p>^.*aaa accounting exec 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:none</text:p>
          </table:table-cell>
          <table:table-cell table:style-name="ce48" table:formula="of:=ROW()-2"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aaa accounting exec &lt;default/list&gt; none</text:p>
          </table:table-cell>
          <table:table-cell/>
          <table:table-cell office:value-type="string" calcext:value-type="string">
            <text:p>^.*aaa accounting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31" calcext:value-type="float">
            <text:p>31</text:p>
          </table:table-cell>
          <table:table-cell/>
          <table:table-cell office:value-type="string" calcext:value-type="string">
            <text:p><text:span text:style-name="T1">ip radius source interface loopback &lt;id&gt;</text:span></text:p>
            <text:p><text:span text:style-name="T12">ip tacacs source interface loopback &lt;id&gt;</text:span></text:p>
          </table:table-cell>
          <table:table-cell/>
          <table:table-cell office:value-type="string" calcext:value-type="string">
            <text:p><text:span text:style-name="T1">^ip (radius|tacacs) source-interface (loopback \d+|loopback\d+|Loopback\d+|Loopback \d+</text:span>)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32" calcext:value-type="float">
            <text:p>32</text:p>
          </table:table-cell>
          <table:table-cell/>
          <table:table-cell office:value-type="string" calcext:value-type="string">
            <text:p>aaa authentication attempts login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aaa authentication attempts login (1|2|3|4|5)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S TO DEVICE</text:p>
          </table:table-cell>
          <table:table-cell table:number-columns-repeated="1023"/>
        </table:table-row>
        <table:table-row table:style-name="ro3">
          <table:table-cell/>
          <table:table-cell table:style-name="ce49" table:formula="of:=ROW()-3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al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all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9" table:formula="of:=ROW()-3"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telnet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telnet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8">
          <table:table-cell/>
          <table:table-cell table:style-name="ce48" table:formula="of:=ROW()-3" office:value-type="float" office:value="35" calcext:value-type="float">
            <text:p>35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14"> </text:span><text:span text:style-name="T15">exec-timeout &lt;min&gt; &lt;sec&gt;</text:span></text:p>
            <text:p/>
            <text:p><text:span text:style-name="T2">line tty &lt;num&gt; &lt;num&gt;</text:span></text:p>
            <text:p><text:span text:style-name="T16"> </text:span><text:span text:style-name="T17">exec-timeout &lt;min&gt; &lt;sec&gt;</text:span></text:p>
            <text:p/>
            <text:p><text:span text:style-name="T2">line con &lt;num&gt;</text:span></text:p>
            <text:p><text:span text:style-name="T16"> </text:span><text:span text:style-name="T17">exec-timeout &lt;min&gt; &lt;sec&gt;</text:span></text:p>
            <text:p/>
            <text:p><text:span text:style-name="T2">line aux &lt;num&gt;</text:span></text:p>
            <text:p><text:span text:style-name="T16"> </text:span><text:span text:style-name="T17">exec-timeout &lt;min&gt; &lt;sec&gt;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exec-timeout (1|2|3|4|5)( \d*|\n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6" calcext:value-type="float">
            <text:p>36</text:p>
          </table:table-cell>
          <table:table-cell/>
          <table:table-cell table:style-name="Default" office:value-type="string" calcext:value-type="string">
            <text:p>line aux &lt;num&gt;</text:p>
            <text:p> transport input none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input none.*$</text:p>
          </table:table-cell>
          <table:table-cell table:number-columns-repeated="1018"/>
        </table:table-row>
        <table:table-row table:style-name="ro9">
          <table:table-cell/>
          <table:table-cell table:style-name="ce48" table:formula="of:=ROW()-3" office:value-type="float" office:value="37" calcext:value-type="float">
            <text:p>37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3"> transport output none</text:span>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output non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8" calcext:value-type="float">
            <text:p>38</text:p>
          </table:table-cell>
          <table:table-cell/>
          <table:table-cell office:value-type="string" calcext:value-type="string">
            <text:p><text:span text:style-name="T1">line aux &lt;num&gt;</text:span></text:p>
            <text:p><text:span text:style-name="T1"> no exec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no exec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9" calcext:value-type="float">
            <text:p>39</text:p>
          </table:table-cell>
          <table:table-cell/>
          <table:table-cell table:style-name="ce15" office:value-type="string" calcext:value-type="string">
            <text:p><text:span text:style-name="T3">username &lt;username&gt; secret</text:span> &lt;secret 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secret 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40" calcext:value-type="float">
            <text:p>40</text:p>
          </table:table-cell>
          <table:table-cell/>
          <table:table-cell table:style-name="ce17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3" office:value-type="float" office:value="41" calcext:value-type="float">
            <text:p>41</text:p>
          </table:table-cell>
          <table:table-cell/>
          <table:table-cell table:style-name="ce15" office:value-type="string" calcext:value-type="string">
            <text:p>enable secret &lt;secret password&gt;</text:p>
          </table:table-cell>
          <table:table-cell office:value-type="string" calcext:value-type="string">
            <text:p>MORE OCCURENCE INDEPENDENT</text:p>
          </table:table-cell>
          <table:table-cell table:style-name="ce4" office:value-type="string" calcext:value-type="string">
            <text:p>^.*enable secret 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42" calcext:value-type="float">
            <text:p>42</text:p>
          </table:table-cell>
          <table:table-cell/>
          <table:table-cell table:style-name="ce17" office:value-type="string" calcext:value-type="string">
            <text:p>enable password &lt;password&gt;</text:p>
          </table:table-cell>
          <table:table-cell office:value-type="string" calcext:value-type="string">
            <text:p>MORE OCCURENCE INDEPENDENT</text:p>
          </table:table-cell>
          <table:table-cell table:style-name="ce44" office:value-type="string" calcext:value-type="string">
            <text:p>^.*enable 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6">
          <table:table-cell/>
          <table:table-cell table:style-name="ce48" table:formula="of:=ROW()-3" office:value-type="float" office:value="43" calcext:value-type="float">
            <text:p>43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 local</text:p>
            <text:p><text:span text:style-name="T2">line vty &lt;num&gt; &lt;num&gt;</text:span></text:p>
            <text:p><text:span text:style-name="T1"> login local</text:span></text:p>
            <text:p><text:span text:style-name="T2">line con &lt;num&gt;</text:span></text:p>
            <text:p><text:span text:style-name="T1"> login loca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 local.*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/>
          <table:table-cell table:style-name="ce48" table:formula="of:=ROW()-3" office:value-type="float" office:value="44" calcext:value-type="float">
            <text:p>44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</text:p>
            <text:p><text:span text:style-name="T2">line vty &lt;num&gt; &lt;num&gt;</text:span></text:p>
            <text:p><text:span text:style-name="T1"> login</text:span></text:p>
            <text:p><text:span text:style-name="T2">line con &lt;num&gt;</text:span></text:p>
            <text:p><text:span text:style-name="T1"> log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/>
          <table:table-cell table:style-name="ce48" table:formula="of:=ROW()-3" office:value-type="float" office:value="45" calcext:value-type="float">
            <text:p>45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3"> access-class &lt;num/list name&gt; in</text:span></text:p>
            <text:p><text:span text:style-name="T2">line vty &lt;num&gt; &lt;num&gt;</text:span></text:p>
            <text:p><text:span text:style-name="T3">  access-class &lt;num/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(?:.(?&lt;!ipv6 ))access-class (\d+|.*) in.*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3" office:value-type="float" office:value="46" calcext:value-type="float">
            <text:p>46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1"> ipv6 access-class &lt;list name&gt; in</text:span></text:p>
            <text:p><text:span text:style-name="T2">line vty &lt;num&gt; &lt;num&gt;</text:span></text:p>
            <text:p><text:span text:style-name="T1"> ipv6 access-class &lt;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ipv6 access-class (\d+|.*) in.*$</text:p>
          </table:table-cell>
          <table:table-cell table:number-columns-repeated="1018"/>
        </table:table-row>
        <table:table-row table:style-name="ro10">
          <table:table-cell/>
          <table:table-cell table:style-name="ce49" table:formula="of:=ROW()-3" office:value-type="float" office:value="47" calcext:value-type="float">
            <text:p>47</text:p>
          </table:table-cell>
          <table:table-cell/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(permit|deny).+(?:.(?&lt;!log-input|log))$</text:p>
          </table:table-cell>
          <table:table-cell table:formula="of:=[.$B$49]" office:value-type="float" office:value="46" calcext:value-type="float">
            <text:p>46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0">
          <table:table-cell/>
          <table:table-cell table:style-name="ce48" table:formula="of:=ROW()-5" office:value-type="float" office:value="46" calcext:value-type="float">
            <text:p>46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0" office:value-type="string" calcext:value-type="string">
            <text:p><text:span text:style-name="T18">login on-failure log-input</text:span></text:p>
            <text:p><text:span text:style-name="T18">login on-failure trap</text:span></text:p>
            <text:p><text:span text:style-name="T18">login on-failure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failure( trap| log| log-input|).*$</text:p>
          </table:table-cell>
          <table:table-cell table:number-columns-repeated="1018"/>
        </table:table-row>
        <table:table-row table:style-name="ro10">
          <table:table-cell/>
          <table:table-cell table:style-name="ce48" table:formula="of:=ROW()-5" office:value-type="float" office:value="47" calcext:value-type="float">
            <text:p>47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8" office:value-type="string" calcext:value-type="string">
            <text:p>login on-success log-input</text:p>
            <text:p><text:span text:style-name="T2">login on-success trap</text:span></text:p>
            <text:p><text:span text:style-name="T2">login on-success</text:span></text:p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success( trap| log| log-input|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48" calcext:value-type="float">
            <text:p>48</text:p>
          </table:table-cell>
          <table:table-cell/>
          <table:table-cell table:style-name="ce19" office:value-type="string" calcext:value-type="string">
            <text:p>login quiet-mode access-class &lt;acl name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quiet-mode access-class 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5" office:value-type="float" office:value="49" calcext:value-type="float">
            <text:p>49</text:p>
          </table:table-cell>
          <table:table-cell/>
          <table:table-cell table:style-name="ce19" office:value-type="string" calcext:value-type="string">
            <text:p>login block-for &lt;num&gt; attempts &lt;num&gt; within &lt;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block-for (\d+) attempts (\d+) within (\d+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configuration mode exclusive aut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configuration mode exclusive( auto|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1" calcext:value-type="float">
            <text:p>51</text:p>
          </table:table-cell>
          <table:table-cell/>
          <table:table-cell office:value-type="string" calcext:value-type="string">
            <text:p>banner mo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mot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2" calcext:value-type="float">
            <text:p>52</text:p>
          </table:table-cell>
          <table:table-cell/>
          <table:table-cell office:value-type="string" calcext:value-type="string">
            <text:p>banner logi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login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3" calcext:value-type="float">
            <text:p>53</text:p>
          </table:table-cell>
          <table:table-cell/>
          <table:table-cell office:value-type="string" calcext:value-type="string">
            <text:p>banner exec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exec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SH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8" table:formula="of:=ROW()-6" office:value-type="float" office:value="54" calcext:value-type="float">
            <text:p>54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ssh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transport input ssh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55" calcext:value-type="float">
            <text:p>55</text:p>
          </table:table-cell>
          <table:table-cell/>
          <table:table-cell table:style-name="ce14" office:value-type="string" calcext:value-type="string">
            <text:p><text:span text:style-name="T7">ip ssh version 2</text:span>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version 2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6" office:value-type="float" office:value="56" calcext:value-type="float">
            <text:p>56</text:p>
          </table:table-cell>
          <table:table-cell/>
          <table:table-cell table:style-name="ce15" office:value-type="string" calcext:value-type="string">
            <text:p>ip ssh timeout &lt;timeout seconds&gt;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timeout \d+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6" office:value-type="float" office:value="57" calcext:value-type="float">
            <text:p>57</text:p>
          </table:table-cell>
          <table:table-cell/>
          <table:table-cell table:style-name="ce16" office:value-type="string" calcext:value-type="string">
            <text:p>ip ssh authentication-retries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ssh authentication-retries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6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ip ssh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7">ip ssh source-interface (loopback \d+|loopback\d+|Loopback\d+|Loopback \d+)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59" calcext:value-type="float">
            <text:p>59</text:p>
          </table:table-cell>
          <table:table-cell/>
          <table:table-cell table:style-name="ce3" office:value-type="string" calcext:value-type="string">
            <text:p>ip ssh port &lt;port 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ssh port \d+(?:.(?&lt;!22)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60" calcext:value-type="float">
            <text:p>60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NMP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mozno eliminovat</text:p>
          </table:table-cell>
          <table:table-cell table:style-name="ce48" table:formula="of:=ROW()-7" office:value-type="float" office:value="61" calcext:value-type="float">
            <text:p>61</text:p>
          </table:table-cell>
          <table:table-cell table:style-name="Default"/>
          <table:table-cell table:style-name="Default" office:value-type="string" calcext:value-type="string">
            <text:p>snmp-server community &lt;string&gt; RW &lt;ipv6/ACL&gt; &lt;ACL&gt;</text:p>
          </table:table-cell>
          <table:table-cell table:style-name="Default"/>
          <table:table-cell table:style-name="Default" office:value-type="string" calcext:value-type="string">
            <text:p>^.*snmp-server community (.*?) (RW|rw|$|)( |$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2" calcext:value-type="float">
            <text:p>62</text:p>
          </table:table-cell>
          <table:table-cell table:style-name="Default"/>
          <table:table-cell table:style-name="Default" office:value-type="string" calcext:value-type="string">
            <text:p>snmp-server community &lt;string&gt; RO</text:p>
          </table:table-cell>
          <table:table-cell table:style-name="Default"/>
          <table:table-cell table:style-name="Default" office:value-type="string" calcext:value-type="string">
            <text:p>^.*snmp-server community (.*?) (RO|ro)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7" office:value-type="float" office:value="63" calcext:value-type="float">
            <text:p>63</text:p>
          </table:table-cell>
          <table:table-cell/>
          <table:table-cell office:value-type="string" calcext:value-type="string">
            <text:p>snmp-server community &lt;string&gt; RO &lt;ipv6/ACL&gt; &lt;ACL&gt;</text:p>
          </table:table-cell>
          <table:table-cell/>
          <table:table-cell office:value-type="string" calcext:value-type="string">
            <text:p>^.*snmp-server community (.*?) (RO|ro) 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4" calcext:value-type="float">
            <text:p>64</text:p>
          </table:table-cell>
          <table:table-cell/>
          <table:table-cell office:value-type="string" calcext:value-type="string">
            <text:p>snmp-server host &lt;ip address&gt; version 1</text:p>
          </table:table-cell>
          <table:table-cell/>
          <table:table-cell office:value-type="string" calcext:value-type="string">
            <text:p>^.*snmp-server host (.*?) (version) (1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5" calcext:value-type="float">
            <text:p>65</text:p>
          </table:table-cell>
          <table:table-cell/>
          <table:table-cell office:value-type="string" calcext:value-type="string">
            <text:p>snmp-server host &lt;ip address&gt; version 2c</text:p>
          </table:table-cell>
          <table:table-cell/>
          <table:table-cell office:value-type="string" calcext:value-type="string">
            <text:p>^.*snmp-server host (.*?) (version) (2c)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style-name="ce48"/>
          <table:table-cell/>
          <table:table-cell office:value-type="string" calcext:value-type="string">
            <text:p>snmp-server group &lt;GROUP&gt; v3 priv read &lt;read_view&gt; access &lt;acl&gt;</text:p>
          </table:table-cell>
          <table:table-cell/>
          <table:table-cell office:value-type="string" calcext:value-type="string">
            <text:p>^.*snmp-server group (.*?) v3 priv read (.*) access ((?!ipv6)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67" calcext:value-type="float">
            <text:p>67</text:p>
          </table:table-cell>
          <table:table-cell/>
          <table:table-cell office:value-type="string" calcext:value-type="string">
            <text:p>snmp-server group &lt;GROUP&gt; v3 priv read &lt;read_view&gt; access &lt;ipv6&gt; &lt;acl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v3 priv read (.*) access ipv6 (.*)$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^.*snmp-server group (.*?) v3 .* writ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69" calcext:value-type="float">
            <text:p>69</text:p>
          </table:table-cell>
          <table:table-cell/>
          <table:table-cell office:value-type="string" calcext:value-type="string">
            <text:p>auth/noauth or priv without acl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(v3) (?:(?!priv read .* access)).*$</text:p>
          </table:table-cell>
          <table:table-cell table:number-columns-repeated="1018"/>
        </table:table-row>
        <table:table-row table:style-name="ro7">
          <table:table-cell/>
          <table:table-cell table:style-name="ce48"/>
          <table:table-cell/>
          <table:table-cell table:style-name="ce21" office:value-type="string" calcext:value-type="string">
            <text:p><text:span text:style-name="T19">snmp-server user &lt;user&gt; &lt;group name&gt; v3 auth sha &lt;password&gt;</text:span><text:span text:style-name="T20"> </text:span><text:span text:style-name="T21">pri aes 128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v3 auth sha (.*) priv aes \d+ (.*) access ((?!ipv6).*)$</text:p>
          </table:table-cell>
          <table:table-cell table:formula="of:=[.$B$79]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/>
          <table:table-cell table:style-name="ce48"/>
          <table:table-cell/>
          <table:table-cell table:style-name="ce21"/>
          <table:table-cell/>
          <table:table-cell office:value-type="string" calcext:value-type="string">
            <text:p>^.*snmp-server user (.*?) (.*?) v3 auth sha (.*) priv aes \d+ (.*) access ipv6 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72" calcext:value-type="float">
            <text:p>72</text:p>
          </table:table-cell>
          <table:table-cell/>
          <table:table-cell office:value-type="string" calcext:value-type="string">
            <text:p>no auth/ no priv/ no SHA/ no aes/ no acces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(?:v3|v2c|v1)(?: |$)(?:(?!auth sha .* priv aes .* access)).*$</text:p>
          </table:table-cell>
          <table:table-cell table:formula="of:=[.$B$79]" office:value-type="float" office:value="72" calcext:value-type="float">
            <text:p>72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73" calcext:value-type="float">
            <text:p>73</text:p>
          </table:table-cell>
          <table:table-cell/>
          <table:table-cell table:style-name="ce22" office:value-type="string" calcext:value-type="string">
            <text:p>snmp-server ifindex persist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8">snmp-server ifindex persist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7" office:value-type="float" office:value="74" calcext:value-type="float">
            <text:p>74</text:p>
          </table:table-cell>
          <table:table-cell/>
          <table:table-cell table:style-name="ce9" office:value-type="string" calcext:value-type="string">
            <text:p>snmp-server trap-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7">snmp-server trap-source (loopback \d+|loopback\d+|Loopback\d+|Loopback \d+)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ROW()-7" office:value-type="float" office:value="75" calcext:value-type="float">
            <text:p>75</text:p>
          </table:table-cell>
          <table:table-cell/>
          <table:table-cell table:style-name="ce23" office:value-type="string" calcext:value-type="string">
            <text:p><text:span text:style-name="T22">snmp-server location &lt;location&gt;</text:span></text:p>
          </table:table-cell>
          <table:table-cell office:value-type="string" calcext:value-type="string">
            <text:p>ONCE OCCURENCE</text:p>
          </table:table-cell>
          <table:table-cell table:style-name="ce45" office:value-type="string" calcext:value-type="string">
            <text:p><text:span text:style-name="T59">^.*snmp-server location (.*)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7" office:value-type="float" office:value="76" calcext:value-type="float">
            <text:p>76</text:p>
          </table:table-cell>
          <table:table-cell/>
          <table:table-cell office:value-type="string" calcext:value-type="string">
            <text:p><text:span text:style-name="T23">snmp-server host</text:span><text:span text:style-name="T24"> &lt;ip adddress&gt; </text:span><text:span text:style-name="T25">version 3 priv &lt;user&gt;</text:span></text:p>
          </table:table-cell>
          <table:table-cell/>
          <table:table-cell office:value-type="string" calcext:value-type="string">
            <text:p>^.*snmp-server host (.*?) (?:traps|informs)?(?: )?version 3 priv (.*)$</text:p>
          </table:table-cell>
          <table:table-cell table:formula="of:=[.$B$79]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ROW()-7" office:value-type="float" office:value="77" calcext:value-type="float">
            <text:p>77</text:p>
          </table:table-cell>
          <table:table-cell/>
          <table:table-cell office:value-type="string" calcext:value-type="string">
            <text:p>not version 3 or not priv</text:p>
          </table:table-cell>
          <table:table-cell/>
          <table:table-cell office:value-type="string" calcext:value-type="string">
            <text:p>^.*snmp-server host (\S*?) (?!.*version 3 priv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78" calcext:value-type="float">
            <text:p>78</text:p>
          </table:table-cell>
          <table:table-cell/>
          <table:table-cell office:value-type="string" calcext:value-type="string">
            <text:p>snmp-server enable trap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enable traps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SLOG</text:p>
          </table:table-cell>
          <table:table-cell table:number-columns-repeated="1023"/>
        </table:table-row>
        <table:table-row table:style-name="ro7">
          <table:table-cell/>
          <table:table-cell table:style-name="ce48" table:formula="of:=ROW()-8"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26">logging host</text:span><text:span text:style-name="T27"> &lt;ip ad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logging host (.*?|ipv6)(?: |$)(.*?)?(?: |$)(.*?)?$</text:p>
            <text:p>^.*logging host ((?!ipv6).*?)(?: |$)(.*?)?(?: |$)(.*?)?$</text:p>
            <text:p>^.*logging host ipv6 (.*?)(?: |$)(.*?)?(?: |$)(.*?)?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8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logging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source-interface (loopback \d+|loopback\d+|Loopback\d+|Loopback \d+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1" calcext:value-type="float">
            <text:p>81</text:p>
          </table:table-cell>
          <table:table-cell/>
          <table:table-cell table:style-name="ce24" office:value-type="string" calcext:value-type="string">
            <text:p>service timestamps log datetim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27">service timestamps log datetime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2" calcext:value-type="float">
            <text:p>82</text:p>
          </table:table-cell>
          <table:table-cell/>
          <table:table-cell office:value-type="string" calcext:value-type="string">
            <text:p>logging console critical|alerts|emergenci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console (critical|alerts|emergencies|0|1|2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3" calcext:value-type="float">
            <text:p>83</text:p>
          </table:table-cell>
          <table:table-cell/>
          <table:table-cell office:value-type="string" calcext:value-type="string">
            <text:p>logging trap informationa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trap (informational|6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logging buffered &lt;memory&gt; &lt;severity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buffered (\d+) (.*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5" calcext:value-type="float">
            <text:p>85</text:p>
          </table:table-cell>
          <table:table-cell/>
          <table:table-cell office:value-type="string" calcext:value-type="string">
            <text:p>logging persistent url &lt;path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persistent .*(url (.*?))(?: |$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6" calcext:value-type="float">
            <text:p>86</text:p>
          </table:table-cell>
          <table:table-cell/>
          <table:table-cell table:style-name="ce9" office:value-type="string" calcext:value-type="string">
            <text:p>service sequence-number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7">service sequence-numbers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TP</text:p>
          </table:table-cell>
          <table:table-cell table:number-columns-repeated="1023"/>
        </table:table-row>
        <table:table-row table:style-name="ro3">
          <table:table-cell/>
          <table:table-cell table:style-name="ce48" table:formula="of:=ROW()-9" office:value-type="float" office:value="87" calcext:value-type="float">
            <text:p>87</text:p>
          </table:table-cell>
          <table:table-cell/>
          <table:table-cell table:style-name="ce9" office:value-type="string" calcext:value-type="string">
            <text:p>ntp server &lt;ip adddress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ip |ipv6 )?(.*?)(?: |$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9" table:formula="of:=ROW()-9" office:value-type="float" office:value="88" calcext:value-type="float">
            <text:p>88</text:p>
          </table:table-cell>
          <table:table-cell/>
          <table:table-cell office:value-type="string" calcext:value-type="string">
            <text:p><text:span text:style-name="T28">ntp server </text:span><text:span text:style-name="T29">&lt;ip adddress&gt; </text:span><text:span text:style-name="T30">version 4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?version 4.*$</text:p>
          </table:table-cell>
          <table:table-cell table:number-columns-repeated="1018"/>
        </table:table-row>
        <table:table-row table:style-name="ro3">
          <table:table-cell/>
          <table:table-cell table:style-name="ce49" table:formula="of:=ROW()-9" office:value-type="float" office:value="89" calcext:value-type="float">
            <text:p>89</text:p>
          </table:table-cell>
          <table:table-cell/>
          <table:table-cell office:value-type="string" calcext:value-type="string">
            <text:p>not version 4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!.*version 4)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9" office:value-type="float" office:value="90" calcext:value-type="float">
            <text:p>90</text:p>
          </table:table-cell>
          <table:table-cell/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source (loopback \d+|loopback\d+|Loopback\d+|Loopback 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1" calcext:value-type="float">
            <text:p>91</text:p>
          </table:table-cell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ntp server &lt;ip adddress&gt; source &lt;iinterface&gt; &lt;i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=.*source))(?:(?=.*loopback \d+|loopback\d+|Loopback\d+|Loopback \d+)).*$</text:p>
          </table:table-cell>
          <table:table-cell table:number-columns-repeated="1018"/>
        </table:table-row>
        <table:table-row table:style-name="ro1">
          <table:table-cell/>
          <table:table-cell table:formula="of:=ROW()-9" office:value-type="float" office:value="92" calcext:value-type="float">
            <text:p>92</text:p>
          </table:table-cell>
          <table:table-cell/>
          <table:table-cell office:value-type="string" calcext:value-type="string">
            <text:p>ntp authenticat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authenticat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3" calcext:value-type="float">
            <text:p>93</text:p>
          </table:table-cell>
          <table:table-cell/>
          <table:table-cell table:style-name="ce25" office:value-type="string" calcext:value-type="string">
            <text:p>ntp authentication-key &lt;key num&gt; md5 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authentication-key (\d+) (?:.*?) (.*?)(?: |$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4" calcext:value-type="float">
            <text:p>94</text:p>
          </table:table-cell>
          <table:table-cell/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trusted-key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5" calcext:value-type="float">
            <text:p>95</text:p>
          </table:table-cell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<text:span text:style-name="T28">ntp server </text:span><text:span text:style-name="T29">&lt;ip adddress&gt; </text:span><text:span text:style-name="T30">key 1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key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GH LO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mp-server enable traps zapne vsetky, ak je napisane specificky, povoli iba tie</text:p>
          </table:table-cell>
          <table:table-cell table:style-name="ce48" table:formula="of:=ROW()-10" office:value-type="float" office:value="96" calcext:value-type="float">
            <text:p>96</text:p>
          </table:table-cell>
          <table:table-cell/>
          <table:table-cell office:value-type="string" calcext:value-type="string">
            <text:p>snmp-server enable traps cpu threshol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nmp-server enable traps cpu threshold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0" office:value-type="float" office:value="97" calcext:value-type="float">
            <text:p>97</text:p>
          </table:table-cell>
          <table:table-cell/>
          <table:table-cell table:style-name="ce11" office:value-type="string" calcext:value-type="string">
            <text:p>process cpu threshold type &lt;type&gt; rising &lt;percentage&gt; interval &lt;seconds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process cpu threshold type (total|process|interupt) (rising) (\d+) (interval) (\d+)(?: |$)(?=(falling) (\d+) (interval) (\d+))?.*$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8" table:formula="of:=ROW()-10" office:value-type="float" office:value="98" calcext:value-type="float">
            <text:p>98</text:p>
          </table:table-cell>
          <table:table-cell table:style-name="Default"/>
          <table:table-cell table:style-name="ce26" office:value-type="string" calcext:value-type="string">
            <text:p>process cpu statistics limit entry-percentage </text:p>
          </table:table-cell>
          <table:table-cell table:style-name="Default" office:value-type="string" calcext:value-type="string">
            <text:p>ONCE OCCURENCE</text:p>
          </table:table-cell>
          <table:table-cell table:style-name="Default" office:value-type="string" calcext:value-type="string">
            <text:p>^.*process cpu statistics limit (entry-percentage) (\d+)(?: |$)(?=(size) (\d+))?.*$</text:p>
          </table:table-cell>
          <table:table-cell table:number-columns-repeated="1018"/>
        </table:table-row>
        <table:table-row table:style-name="ro1">
          <table:table-cell/>
          <table:table-cell table:style-name="ce49" table:formula="of:=ROW()-10" office:value-type="float" office:value="99" calcext:value-type="float">
            <text:p>99</text:p>
          </table:table-cell>
          <table:table-cell/>
          <table:table-cell table:style-name="Default" office:value-type="string" calcext:value-type="string">
            <text:p>memory reserve critical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ritical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0" office:value-type="float" office:value="100" calcext:value-type="float">
            <text:p>100</text:p>
          </table:table-cell>
          <table:table-cell/>
          <table:table-cell office:value-type="string" calcext:value-type="string">
            <text:p>memory free low-watermark processor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processor (\d+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0" office:value-type="float" office:value="101" calcext:value-type="float">
            <text:p>101</text:p>
          </table:table-cell>
          <table:table-cell/>
          <table:table-cell office:value-type="string" calcext:value-type="string">
            <text:p>memory free low-watermark io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io (\d+).*$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it, na gns nefunguje</text:p>
          </table:table-cell>
          <table:table-cell table:formula="of:=ROW()-10" office:value-type="float" office:value="102" calcext:value-type="float">
            <text:p>102</text:p>
          </table:table-cell>
          <table:table-cell/>
          <table:table-cell table:style-name="Default" office:value-type="string" calcext:value-type="string">
            <text:p>memory reserve console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onsole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P</text:p>
          </table:table-cell>
          <table:table-cell table:number-columns-repeated="1023"/>
        </table:table-row>
        <table:table-row table:style-name="ro7">
          <table:table-cell/>
          <table:table-cell table:formula="of:=ROW()-11" office:value-type="float" office:value="103" calcext:value-type="float">
            <text:p>103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panning-tree rootguard</text:span></text:p>
            <text:p><text:span text:style-name="T7"> spanning-tree guard roo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panning-tree (guard root|rootguard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4" calcext:value-type="float">
            <text:p>104</text:p>
          </table:table-cell>
          <table:table-cell/>
          <table:table-cell table:style-name="ce19" office:value-type="string" calcext:value-type="string">
            <text:p>spanning-tree portfast bpdu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60">^.*</text:span><text:span text:style-name="T61">spanning-tree portfast (?:edge )?bpduguard 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5" calcext:value-type="float">
            <text:p>105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guard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0">^.*</text:span><text:span text:style-name="T46">spanning-tree bpduguard enable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6" calcext:value-type="float">
            <text:p>106</text:p>
          </table:table-cell>
          <table:table-cell/>
          <table:table-cell table:style-name="ce6" office:value-type="string" calcext:value-type="string">
            <text:p><text:span text:style-name="T6">spanning-tree portfast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0">^.*</text:span><text:span text:style-name="T46">spanning-tree portfast (?:edge )?bpdufilter default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1" office:value-type="float" office:value="107" calcext:value-type="float">
            <text:p>107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0">^.*</text:span><text:span text:style-name="T46">spanning-tree bpdufilter enable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1" office:value-type="float" office:value="108" calcext:value-type="float">
            <text:p>108</text:p>
          </table:table-cell>
          <table:table-cell/>
          <table:table-cell table:style-name="ce22" office:value-type="string" calcext:value-type="string">
            <text:p>spanning-tree portfast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58">spanning-tree portfast (?:edge )?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9" calcext:value-type="float">
            <text:p>109</text:p>
          </table:table-cell>
          <table:table-cell/>
          <table:table-cell table:style-name="ce22" office:value-type="string" calcext:value-type="string">
            <text:p><text:span text:style-name="T31">interface &lt;interface name&gt; &lt;interface id&gt;</text:span></text:p>
            <text:p><text:span text:style-name="T31"> spanning-tree portfast</text:span></text:p>
            <text:p/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58">spanning-tree portfas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10" calcext:value-type="float">
            <text:p>110</text:p>
          </table:table-cell>
          <table:table-cell/>
          <table:table-cell table:style-name="ce27" office:value-type="string" calcext:value-type="string">
            <text:p>spanning-tree loop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62">spanning-tree loopguard 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11" calcext:value-type="float">
            <text:p>111</text:p>
          </table:table-cell>
          <table:table-cell/>
          <table:table-cell table:style-name="ce28" office:value-type="string" calcext:value-type="string">
            <text:p><text:span text:style-name="T32">interface &lt;interface name&gt; &lt;interface id&gt;</text:span></text:p>
            <text:p><text:span text:style-name="T6"> spanning-tree guard loop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62">spanning-tree guard loop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LAN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9" table:formula="of:=ROW()-12" office:value-type="float" office:value="112" calcext:value-type="float">
            <text:p>112</text:p>
          </table:table-cell>
          <table:table-cell/>
          <table:table-cell table:style-name="ce5" office:value-type="string" calcext:value-type="string">
            <text:p><text:span text:style-name="T6">interface &lt;interface name&gt; &lt;interface id&gt;</text:span></text:p>
            <text:p> switchport access vlan 1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1| name default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netreba run all, kazdy int musi mat nejaku vlan roznu od 1, ak nematchne interface, potom error. vsetky access a vypnute rozhrania. pri nematchnuti asi je defaulne vlan 1, takze error</text:p>
          </table:table-cell>
          <table:table-cell table:style-name="ce48" table:formula="of:=ROW()-12" office:value-type="float" office:value="113" calcext:value-type="float">
            <text:p>113</text:p>
          </table:table-cell>
          <table:table-cell table:style-name="ce5" office:value-type="string" calcext:value-type="string">
            <text:p>switchport access vlan 1</text:p>
          </table:table-cell>
          <table:table-cell table:style-name="ce27" office:value-type="string" calcext:value-type="string">
            <text:p><text:span text:style-name="T6">interface &lt;interface name&gt; &lt;interface id&gt;</text:span></text:p>
            <text:p><text:span text:style-name="T33"> switchport access vlan &gt;1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?:(?!1$|name default))(\d+|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blackhole vlan</text:p>
          </table:table-cell>
          <table:table-cell table:style-name="ce49" table:formula="of:=ROW()-12" office:value-type="float" office:value="114" calcext:value-type="float">
            <text:p>114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BLACK HOL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treba pri spusteni definovat cislo blackhole vlan</text:p>
          </table:table-cell>
          <table:table-cell table:style-name="ce49" table:formula="of:=ROW()-12" office:value-type="float" office:value="115" calcext:value-type="float">
            <text:p>115</text:p>
          </table:table-cell>
          <table:table-cell/>
          <table:table-cell table:style-name="ce29" office:value-type="string" calcext:value-type="string">
            <text:p><text:span text:style-name="T34">switchport access vlan </text:span><text:span text:style-name="T35"> &lt;admin specified id&gt;</text:span></text:p>
          </table:table-cell>
          <table:table-cell office:value-type="string" calcext:value-type="string">
            <text:p>MORE OCCURENCE ON SHUTDOWN INTERFACE </text:p>
          </table:table-cell>
          <table:table-cell office:value-type="string" calcext:value-type="string">
            <text:p>^.*(?:(?&lt;!no ))switchport access vlan (\d+| 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management vlan</text:p>
          </table:table-cell>
          <table:table-cell table:style-name="ce49" table:formula="of:=ROW()-12" office:value-type="float" office:value="116" calcext:value-type="float">
            <text:p>116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managemen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reba pri spusteni definovat cislo management vlan, da sa teoreticky aj bez znalosti mngmt vlan, ale moze to byt false negative, mozno typ dat na on interface</text:p>
          </table:table-cell>
          <table:table-cell table:style-name="ce48" table:formula="of:=ROW()-12" office:value-type="float" office:value="117" calcext:value-type="float">
            <text:p>117</text:p>
          </table:table-cell>
          <table:table-cell/>
          <table:table-cell table:style-name="ce29" office:value-type="string" calcext:value-type="string">
            <text:p>interface Vlan&lt;interface id&gt;</text:p>
            <text:p> ip addres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nterface Vlan(\d+).*$(?:.*\r?\n(?!\!))+?(^ *ip address 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native vlan</text:p>
          </table:table-cell>
          <table:table-cell table:style-name="ce49" table:formula="of:=ROW()-12" office:value-type="float" office:value="118" calcext:value-type="float">
            <text:p>118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NATIV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19" calcext:value-type="float">
            <text:p>119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native vlan  &lt;admin specified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native vlan (?:name )?(\d+|(.*)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20" calcext:value-type="float">
            <text:p>120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allowed vlan &lt;vlan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allowed vlan (.*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21" calcext:value-type="float">
            <text:p>121</text:p>
          </table:table-cell>
          <table:table-cell/>
          <table:table-cell table:style-name="Default" office:value-type="string" calcext:value-type="string">
            <text:p><text:span text:style-name="T6">interface &lt;interface name&gt; &lt;interface id&gt;</text:span></text:p>
            <text:p><text:span text:style-name="T1"> switchport mode dynamic &lt;desirable/auto&gt;</text:span>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mode dynamic (.*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2" office:value-type="float" office:value="122" calcext:value-type="float">
            <text:p>122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nonegotiate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nonegotiate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2" office:value-type="float" office:value="123" calcext:value-type="float">
            <text:p>123</text:p>
          </table:table-cell>
          <table:table-cell/>
          <table:table-cell office:value-type="string" calcext:value-type="string">
            <text:p>vtp mode transparent</text:p>
            <text:p><text:span text:style-name="T1">vtp off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vtp mode (client|server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ow vtp stat</text:p>
          </table:table-cell>
          <table:table-cell table:style-name="ce49" table:formula="of:=ROW()-12" office:value-type="float" office:value="124" calcext:value-type="float">
            <text:p>124</text:p>
          </table:table-cell>
          <table:table-cell/>
          <table:table-cell office:value-type="string" calcext:value-type="string">
            <text:p>VTP version runn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version running.*\:.*3$</text:p>
          </table:table-cell>
          <table:table-cell/>
          <table:table-cell table:formula="of:=[.$B$136]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password</text:p>
          </table:table-cell>
          <table:table-cell table:style-name="ce49" table:formula="of:=ROW()-12" office:value-type="float" office:value="125" calcext:value-type="float">
            <text:p>125</text:p>
          </table:table-cell>
          <table:table-cell/>
          <table:table-cell office:value-type="string" calcext:value-type="string">
            <text:p>VTP Password: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assword: (.*?)$</text:p>
          </table:table-cell>
          <table:table-cell/>
          <table:table-cell table:formula="of:=[.$B$136]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stat</text:p>
          </table:table-cell>
          <table:table-cell table:style-name="ce49" table:formula="of:=ROW()-12" office:value-type="float" office:value="126" calcext:value-type="float">
            <text:p>126</text:p>
          </table:table-cell>
          <table:table-cell/>
          <table:table-cell office:value-type="string" calcext:value-type="string">
            <text:p>VTP Pruning Mode: Enable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runing Mode.*\:.*Enabled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TWORK M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lternativelly cdp run pri sh run all</text:p>
          </table:table-cell>
          <table:table-cell table:style-name="ce48" table:formula="of:=ROW()-13" office:value-type="float" office:value="127" calcext:value-type="float">
            <text:p>127</text:p>
          </table:table-cell>
          <table:table-cell/>
          <table:table-cell office:value-type="string" calcext:value-type="string">
            <text:p>no cdp run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run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3" office:value-type="float" office:value="128" calcext:value-type="float">
            <text:p>128</text:p>
          </table:table-cell>
          <table:table-cell/>
          <table:table-cell office:value-type="string" calcext:value-type="string">
            <text:p>no cdp enable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enable.*$</text:p>
          </table:table-cell>
          <table:table-cell/>
          <table:table-cell table:formula="of:=[.$B$142]" office:value-type="float" office:value="129" calcext:value-type="float">
            <text:p>129</text:p>
          </table:table-cell>
          <table:table-cell table:number-columns-repeated="1016"/>
        </table:table-row>
        <table:table-row table:style-name="ro7">
          <table:table-cell/>
          <table:table-cell table:style-name="ce48" table:formula="of:=ROW()-13" office:value-type="float" office:value="129" calcext:value-type="float">
            <text:p>129</text:p>
          </table:table-cell>
          <table:table-cell/>
          <table:table-cell office:value-type="string" calcext:value-type="string">
            <text:p>no lldp run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1019"/>
        </table:table-row>
        <table:table-row table:style-name="ro7">
          <table:table-cell/>
          <table:table-cell table:style-name="ce48" table:formula="of:=ROW()-13" office:value-type="float" office:value="130" calcext:value-type="float">
            <text:p>130</text:p>
          </table:table-cell>
          <table:table-cell/>
          <table:table-cell office:value-type="string" calcext:value-type="string">
            <text:p>no lldp receive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2"/>
          <table:table-cell table:formula="of:=[.$B$143]" office:value-type="float" office:value="130" calcext:value-type="float">
            <text:p>130</text:p>
          </table:table-cell>
          <table:table-cell table:number-columns-repeated="1016"/>
        </table:table-row>
        <table:table-row table:style-name="ro7">
          <table:table-cell/>
          <table:table-cell table:style-name="ce48" table:formula="of:=ROW()-13" office:value-type="float" office:value="131" calcext:value-type="float">
            <text:p>131</text:p>
          </table:table-cell>
          <table:table-cell/>
          <table:table-cell office:value-type="string" calcext:value-type="string">
            <text:p>no lldp transmit</text:p>
          </table:table-cell>
          <table:table-cell office:value-type="string" calcext:value-type="string">
            <text:p>GENERAL AND MORE OCCURENCE ON INTERFACE</text:p>
          </table:table-cell>
          <table:table-cell/>
          <table:table-cell table:formula="of:=[.$B$143]" office:value-type="float" office:value="130" calcext:value-type="float">
            <text:p>130</text:p>
          </table:table-cell>
          <table:table-cell table:formula="of:=[.$B$143]" office:value-type="float" office:value="130" calcext:value-type="float">
            <text:p>1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n all treba iba pre default stav ip proxy-arp</text:p>
          </table:table-cell>
          <table:table-cell table:style-name="ce48" table:formula="of:=ROW()-13" office:value-type="float" office:value="132" calcext:value-type="float">
            <text:p>132</text:p>
          </table:table-cell>
          <table:table-cell/>
          <table:table-cell table:style-name="ce9" office:value-type="string" calcext:value-type="string">
            <text:p><text:span text:style-name="T6">interface &lt;interface name&gt; &lt;interface id&gt;</text:span></text:p>
            <text:p> no ip proxy-arp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57">no ip proxy-arp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3" office:value-type="float" office:value="133" calcext:value-type="float">
            <text:p>133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 unreachables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3" office:value-type="float" office:value="134" calcext:value-type="float">
            <text:p>134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v6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v6 unreachables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style-name="ce48" table:formula="of:=ROW()-13" office:value-type="float" office:value="135" calcext:value-type="float">
            <text:p>135</text:p>
          </table:table-cell>
          <table:table-cell/>
          <table:table-cell table:style-name="ce28" office:value-type="string" calcext:value-type="string">
            <text:p><text:span text:style-name="T6">interface &lt;interface name&gt; &lt;interface id&gt;</text:span></text:p>
            <text:p><text:span text:style-name="T36"> ip mask-repl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mask-reply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style-name="ce48" table:formula="of:=ROW()-13" office:value-type="float" office:value="136" calcext:value-type="float">
            <text:p>136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directed-broadca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(?:(?&lt;!no ))ip directed-broadcast</text:span>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3" office:value-type="float" office:value="137" calcext:value-type="float">
            <text:p>137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redirects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no ip redirects.*</text:span>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3" office:value-type="float" office:value="138" calcext:value-type="float">
            <text:p>138</text:p>
          </table:table-cell>
          <table:table-cell/>
          <table:table-cell table:style-name="ce20" office:value-type="string" calcext:value-type="string">
            <text:p><text:span text:style-name="T37">ip access-list extended &lt;acl name&gt;</text:span></text:p>
            <text:p><text:span text:style-name="T37"> deny icmp any host 224.0.0.1 echo log-input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ccess-list .* (.*)$(?:.*\r?\n(?!\!))+?(^ *deny *icmp *any *host *224.0.0.1 * echo *log-input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i nie</text:p>
          </table:table-cell>
          <table:table-cell table:style-name="ce48" table:formula="of:=ROW()-13" office:value-type="float" office:value="139" calcext:value-type="float">
            <text:p>139</text:p>
          </table:table-cell>
          <table:table-cell table:style-name="Default"/>
          <table:table-cell table:style-name="ce30" office:value-type="string" calcext:value-type="string">
            <text:p><text:span text:style-name="T37">ip access-list extended &lt;acl name&gt;</text:span></text:p>
            <text:p><text:span text:style-name="T37"> deny igmp any any host-que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ccess-list .* (.*)$(?:.*\r?\n(?!\!))+?(^ *deny *igmp *any *any *host-query$)(?:.*\r?\n)*?(?=\!)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13" office:value-type="float" office:value="140" calcext:value-type="float">
            <text:p>140</text:p>
          </table:table-cell>
          <table:table-cell/>
          <table:table-cell table:style-name="ce20" office:value-type="string" calcext:value-type="string">
            <text:p/>
            <text:p><text:span text:style-name="T37">ipv6 access-list &lt;acl name&gt;</text:span></text:p>
            <text:p><text:span text:style-name="T37"> deny icmp any host ff02::1 echo-request log-input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v6 access-list (.*)$(?:.*\r?\n(?!\!))+?(^ *deny *icmp *any *host *ff02::1 * echo-request *log-input$)(?:.*\r?\n)*?(?=\!)</text:p>
          </table:table-cell>
          <table:table-cell table:number-columns-repeated="1018"/>
        </table:table-row>
        <table:table-row table:style-name="ro11">
          <table:table-cell/>
          <table:table-cell table:style-name="ce48" table:formula="of:=ROW()-13" office:value-type="float" office:value="141" calcext:value-type="float">
            <text:p>141</text:p>
          </table:table-cell>
          <table:table-cell/>
          <table:table-cell office:value-type="string" calcext:value-type="string">
            <text:p/>
            <text:p><text:span text:style-name="T37">ipv6 access-list &lt;acl name&gt;</text:span></text:p>
            <text:p><text:span text:style-name="T37"> deny icmp any host ff02::1 echo-request log-input</text:span></text:p>
            <text:p><text:span text:style-name="T38"> deny </text:span><text:span text:style-name="T39">icmp any any mld-que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v6 access-list (.*)$(?:.*\r?\n(?!\!))+?(^ *deny *icmp *any *any *mld-query$)(?:.*\r?\n)*?(?=\!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UNTING</text:p>
          </table:table-cell>
          <table:table-cell table:number-columns-repeated="1023"/>
        </table:table-row>
        <table:table-row table:style-name="ro3">
          <table:table-cell/>
          <table:table-cell table:style-name="ce48" table:formula="of:=ROW()-14" office:value-type="float" office:value="142" calcext:value-type="float">
            <text:p>142</text:p>
          </table:table-cell>
          <table:table-cell/>
          <table:table-cell office:value-type="string" calcext:value-type="string">
            <text:p><text:span text:style-name="T1">router ospf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4" office:value-type="float" office:value="143" calcext:value-type="float">
            <text:p>143</text:p>
          </table:table-cell>
          <table:table-cell/>
          <table:table-cell office:value-type="string" calcext:value-type="string">
            <text:p><text:span text:style-name="T1">ipv6 router ospf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4" office:value-type="float" office:value="144" calcext:value-type="float">
            <text:p>144</text:p>
          </table:table-cell>
          <table:table-cell/>
          <table:table-cell office:value-type="string" calcext:value-type="string">
            <text:p><text:span text:style-name="T1">router ospfv3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4" office:value-type="float" office:value="145" calcext:value-type="float">
            <text:p>145</text:p>
          </table:table-cell>
          <table:table-cell/>
          <table:table-cell office:value-type="string" calcext:value-type="string">
            <text:p><text:span text:style-name="T1">router ospfv3 &lt;id&gt;</text:span></text:p>
            <text:p><text:span text:style-name="T40"> </text:span><text:span text:style-name="T41"> address-family ipv4 unicast</text:span></text:p>
            <text:p><text:span text:style-name="T12"> 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4" office:value-type="float" office:value="146" calcext:value-type="float">
            <text:p>146</text:p>
          </table:table-cell>
          <table:table-cell/>
          <table:table-cell office:value-type="string" calcext:value-type="string">
            <text:p><text:span text:style-name="T1">router ospfv3 &lt;id&gt;</text:span></text:p>
            <text:p><text:span text:style-name="T40"> </text:span><text:span text:style-name="T41"> address-family ipv6 unicast</text:span></text:p>
            <text:p><text:span text:style-name="T12"> 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4" office:value-type="float" office:value="147" calcext:value-type="float">
            <text:p>147</text:p>
          </table:table-cell>
          <table:table-cell/>
          <table:table-cell office:value-type="string" calcext:value-type="string">
            <text:p><text:span text:style-name="T1">router eigrp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4" office:value-type="float" office:value="148" calcext:value-type="float">
            <text:p>148</text:p>
          </table:table-cell>
          <table:table-cell/>
          <table:table-cell office:value-type="string" calcext:value-type="string">
            <text:p><text:span text:style-name="T1">ipv6 router eigrp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14" office:value-type="float" office:value="149" calcext:value-type="float">
            <text:p>149</text:p>
          </table:table-cell>
          <table:table-cell/>
          <table:table-cell office:value-type="string" calcext:value-type="string">
            <text:p><text:span text:style-name="T1">router eigrp &lt;name&gt;</text:span></text:p>
            <text:p><text:span text:style-name="T1"> address-family ipv4 unicast autonomous-system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14" office:value-type="float" office:value="150" calcext:value-type="float">
            <text:p>150</text:p>
          </table:table-cell>
          <table:table-cell/>
          <table:table-cell office:value-type="string" calcext:value-type="string">
            <text:p><text:span text:style-name="T1">router eigrp &lt;name&gt;</text:span></text:p>
            <text:p><text:span text:style-name="T1"> address-family ipv6 unicast autonomous-system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4" office:value-type="float" office:value="151" calcext:value-type="float">
            <text:p>151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2">  bgp router-id &lt;ip-address&gt; 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router bgp (.*)\b.*(?:\r?\n(?!\!|.*\bbgp 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style-name="ce48" table:formula="of:=ROW()-14" office:value-type="float" office:value="152" calcext:value-type="float">
            <text:p>152</text:p>
          </table:table-cell>
          <table:table-cell/>
          <table:table-cell table:style-name="ce31" office:value-type="string" calcext:value-type="string">
            <text:p><text:span text:style-name="T1">&lt;ipv6&gt; router ospf &lt;id&gt;</text:span></text:p>
            <text:p> log-adjacency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ospf(.*).*$(?:.*\r?\n(?!\!))+?(^ *log-adjacency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style-name="ce48" table:formula="of:=ROW()-14" office:value-type="float" office:value="153" calcext:value-type="float">
            <text:p>153</text:p>
          </table:table-cell>
          <table:table-cell/>
          <table:table-cell table:style-name="ce31" office:value-type="string" calcext:value-type="string">
            <text:p><text:span text:style-name="T1">&lt;ipv6&gt; router eigrp &lt;as&gt;</text:span></text:p>
            <text:p> no (eigrp) log-neighbor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eigrp (.*).*$(?:.*\r?\n(?!\!))+?(^ *(no (?:eigr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style-name="ce48" table:formula="of:=ROW()-14" office:value-type="float" office:value="154" calcext:value-type="float">
            <text:p>154</text:p>
          </table:table-cell>
          <table:table-cell/>
          <table:table-cell table:style-name="ce31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(?:bg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8" table:formula="of:=ROW()-14" office:value-type="float" office:value="155" calcext:value-type="float">
            <text:p>155</text:p>
          </table:table-cell>
          <table:table-cell/>
          <table:table-cell table:style-name="Default" office:value-type="string" calcext:value-type="string">
            <text:p>router rip</text:p>
            <text:p><text:span text:style-name="T1"> 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rip (.*).*$(?:.*\r?\n(?!\!))+?(^ *(?:(?&lt;!no ))(auto-summary)(.*)$)(?:.*\r?\n)*?(?=\!)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un all treba</text:p>
          </table:table-cell>
          <table:table-cell table:style-name="ce48" table:formula="of:=ROW()-14" office:value-type="float" office:value="156" calcext:value-type="float">
            <text:p>156</text:p>
          </table:table-cell>
          <table:table-cell/>
          <table:table-cell office:value-type="string" calcext:value-type="string">
            <text:p>router eigrp &lt;as&gt;</text:p>
            <text:p><text:span text:style-name="T1"> no auto-summary</text:span></text:p>
          </table:table-cell>
          <table:table-cell office:value-type="string" calcext:value-type="string">
            <text:p>MORE OCCURENCE ON ROUTING PROCESS</text:p>
          </table:table-cell>
          <table:table-cell office:value-type="string" calcext:value-type="string">
            <text:p>^.*router eigr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8" table:formula="of:=ROW()-14" office:value-type="float" office:value="157" calcext:value-type="float">
            <text:p>157</text:p>
          </table:table-cell>
          <table:table-cell/>
          <table:table-cell table:style-name="Default" office:value-type="string" calcext:value-type="string">
            <text:p>router bgp &lt;as&gt;</text:p>
            <text:p><text:span text:style-name="T1">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4" office:value-type="float" office:value="158" calcext:value-type="float">
            <text:p>158</text:p>
          </table:table-cell>
          <table:table-cell/>
          <table:table-cell table:style-name="Default" office:value-type="string" calcext:value-type="string">
            <text:p>router bgp &lt;as&gt;</text:p>
            <text:p> neighbor &lt;ip address&gt; ebgp-multihop &lt;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ebgp-multihop) (\d+)$)(?:.*\r?\n)*?(?=\!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4" office:value-type="float" office:value="159" calcext:value-type="float">
            <text:p>159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"> neighbor &lt;ip address&gt; ttl-security hops &lt;num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ttl-security) hops (\d+)$)(?:.*\r?\n)*?(?=\!)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4" office:value-type="float" office:value="160" calcext:value-type="float">
            <text:p>160</text:p>
          </table:table-cell>
          <table:table-cell/>
          <table:table-cell table:style-name="ce3" office:value-type="string" calcext:value-type="string">
            <text:p>ip source-route</text:p>
          </table:table-cell>
          <table:table-cell office:value-type="string" calcext:value-type="string">
            <text:p>ONCE OCCURENCE</text:p>
          </table:table-cell>
          <table:table-cell table:style-name="ce3" office:value-type="string" calcext:value-type="string">
            <text:p>^.*no ip source-route.*$</text:p>
          </table:table-cell>
          <table:table-cell table:number-columns-repeated="1018"/>
        </table:table-row>
        <table:table-row table:style-name="ro3">
          <table:table-cell/>
          <table:table-cell table:style-name="ce49" table:formula="of:=ROW()-14" office:value-type="float" office:value="161" calcext:value-type="float">
            <text:p>161</text:p>
          </table:table-cell>
          <table:table-cell/>
          <table:table-cell table:style-name="Default" office:value-type="string" calcext:value-type="string">
            <text:p>interface &lt;interface name&gt; &lt;interface id&gt;</text:p>
            <text:p> ip verify unicast source reachable-via &lt;any/rx&gt;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unicast source reachable-via (any|rx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8" table:formula="of:=ROW()-15" office:value-type="float" office:value="162" calcext:value-type="float">
            <text:p>162</text:p>
          </table:table-cell>
          <table:table-cell/>
          <table:table-cell table:style-name="Default" office:value-type="string" calcext:value-type="string">
            <text:p>no service pa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pa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3" calcext:value-type="float">
            <text:p>163</text:p>
          </table:table-cell>
          <table:table-cell/>
          <table:table-cell office:value-type="string" calcext:value-type="string">
            <text:p>no ip boo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bootp 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4" calcext:value-type="float">
            <text:p>164</text:p>
          </table:table-cell>
          <table:table-cell/>
          <table:table-cell office:value-type="string" calcext:value-type="string">
            <text:p>no ip iden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ident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5" calcext:value-type="float">
            <text:p>165</text:p>
          </table:table-cell>
          <table:table-cell/>
          <table:table-cell office:value-type="string" calcext:value-type="string">
            <text:p>no vstack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vstack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6" calcext:value-type="float">
            <text:p>166</text:p>
          </table:table-cell>
          <table:table-cell/>
          <table:table-cell office:value-type="string" calcext:value-type="string">
            <text:p>no ip ht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7" calcext:value-type="float">
            <text:p>167</text:p>
          </table:table-cell>
          <table:table-cell/>
          <table:table-cell office:value-type="string" calcext:value-type="string">
            <text:p>no ip http secure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cure 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8" calcext:value-type="float">
            <text:p>168</text:p>
          </table:table-cell>
          <table:table-cell/>
          <table:table-cell office:value-type="string" calcext:value-type="string">
            <text:p>no service tc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tcp-small-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9" calcext:value-type="float">
            <text:p>169</text:p>
          </table:table-cell>
          <table:table-cell/>
          <table:table-cell office:value-type="string" calcext:value-type="string">
            <text:p>no service ud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udp-small-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70" calcext:value-type="float">
            <text:p>170</text:p>
          </table:table-cell>
          <table:table-cell/>
          <table:table-cell office:value-type="string" calcext:value-type="string">
            <text:p>no service fing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finger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71" calcext:value-type="float">
            <text:p>171</text:p>
          </table:table-cell>
          <table:table-cell/>
          <table:table-cell office:value-type="string" calcext:value-type="string">
            <text:p>interface &lt;interface name&gt; &lt;interface id&gt; <text:s text:c="3"/>no mop enabled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mop enable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72" calcext:value-type="float">
            <text:p>172</text:p>
          </table:table-cell>
          <table:table-cell/>
          <table:table-cell office:value-type="string" calcext:value-type="string">
            <text:p>no ip domain-looku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domain-lookup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73" calcext:value-type="float">
            <text:p>173</text:p>
          </table:table-cell>
          <table:table-cell/>
          <table:table-cell table:style-name="ce81" office:value-type="string" calcext:value-type="string">
            <text:p>no ip gratuitous-arps</text:p>
          </table:table-cell>
          <table:table-cell table:number-columns-repeated="1020"/>
        </table:table-row>
        <table:table-row table:style-name="ro1">
          <table:table-cell/>
          <table:table-cell table:style-name="ce48" table:formula="of:=ROW()-15" office:value-type="float" office:value="174" calcext:value-type="float">
            <text:p>174</text:p>
          </table:table-cell>
          <table:table-cell/>
          <table:table-cell table:style-name="ce32" office:value-type="string" calcext:value-type="string">
            <text:p><text:span text:style-name="T42">ip flow-export version 9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version (?=1|5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5" office:value-type="float" office:value="175" calcext:value-type="float">
            <text:p>175</text:p>
          </table:table-cell>
          <table:table-cell/>
          <table:table-cell table:style-name="ce6" office:value-type="string" calcext:value-type="string">
            <text:p><text:span text:style-name="T6">ip flow-export destination &lt;ip address&gt; &lt;por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destination (.*) (.*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76" calcext:value-type="float">
            <text:p>176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ip flow &lt;ingress|egress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flow (ingress|egress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5" office:value-type="float" office:value="177" calcext:value-type="float">
            <text:p>177</text:p>
          </table:table-cell>
          <table:table-cell/>
          <table:table-cell table:style-name="ce33" office:value-type="string" calcext:value-type="string">
            <text:p><text:span text:style-name="T43">monitor session &lt;session id&gt; &lt;source|destination&gt; </text:span><text:span text:style-name="T44">&lt;interface name&gt; &lt;interface id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?:(?&lt;!no ))monitor session (\d+) (source|destination) ((interface (.*) (.*))|remote vlan (\d+)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78" calcext:value-type="float">
            <text:p>178</text:p>
          </table:table-cell>
          <table:table-cell/>
          <table:table-cell table:style-name="ce9" office:value-type="string" calcext:value-type="string">
            <text:p><text:span text:style-name="T45">interface loopback &lt;id&gt;</text:span></text:p>
            <text:p><text:span text:style-name="T45">ip address &lt;ip p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Loopback(\d+).*$(?:.*\r?\n(?!\!))+?(^ *ip address (.*)$)(?:.*\r?\n)*?(?=\!)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79" calcext:value-type="float">
            <text:p>179</text:p>
          </table:table-cell>
          <table:table-cell/>
          <table:table-cell office:value-type="string" calcext:value-type="string">
            <text:p>exception memory ignore overflow i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exception memory ignore overflow io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80" calcext:value-type="float">
            <text:p>180</text:p>
          </table:table-cell>
          <table:table-cell/>
          <table:table-cell table:style-name="ce34" office:value-type="string" calcext:value-type="string">
            <text:p>exception memory ignore overflow processor</text:p>
          </table:table-cell>
          <table:table-cell office:value-type="string" calcext:value-type="string">
            <text:p>ONCE OCCURENCE</text:p>
          </table:table-cell>
          <table:table-cell table:style-name="ce34" office:value-type="string" calcext:value-type="string">
            <text:p><text:span text:style-name="T1">^.*</text:span>exception memory ignore overflow processor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81" calcext:value-type="float">
            <text:p>181</text:p>
          </table:table-cell>
          <table:table-cell/>
          <table:table-cell table:style-name="ce9" office:value-type="string" calcext:value-type="string">
            <text:p>copy startup-config sc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scp|sftp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82" calcext:value-type="float">
            <text:p>182</text:p>
          </table:table-cell>
          <table:table-cell/>
          <table:table-cell table:style-name="ce9" office:value-type="string" calcext:value-type="string">
            <text:p>ip scp server enable</text:p>
          </table:table-cell>
          <table:table-cell office:value-type="string" calcext:value-type="string">
            <text:p>ONCE OCCURENCE</text:p>
          </table:table-cell>
          <table:table-cell table:style-name="ce9" office:value-type="string" calcext:value-type="string">
            <text:p>^.*ip scp server enabl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83" calcext:value-type="float">
            <text:p>183</text:p>
          </table:table-cell>
          <table:table-cell/>
          <table:table-cell table:style-name="ce9" office:value-type="string" calcext:value-type="string">
            <text:p>copy startup-config tft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tftp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15" office:value-type="float" office:value="184" calcext:value-type="float">
            <text:p>184</text:p>
          </table:table-cell>
          <table:table-cell/>
          <table:table-cell office:value-type="string" calcext:value-type="string">
            <text:p>secure boot confi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cure boot config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85" calcext:value-type="float">
            <text:p>185</text:p>
          </table:table-cell>
          <table:table-cell/>
          <table:table-cell table:style-name="ce24" office:value-type="string" calcext:value-type="string">
            <text:p>service tcp-keepalives-in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in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86" calcext:value-type="float">
            <text:p>186</text:p>
          </table:table-cell>
          <table:table-cell/>
          <table:table-cell table:style-name="ce24" office:value-type="string" calcext:value-type="string">
            <text:p>service tcp-keepalives-out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out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87" calcext:value-type="float">
            <text:p>187</text:p>
          </table:table-cell>
          <table:table-cell/>
          <table:table-cell office:value-type="string" calcext:value-type="string">
            <text:p>service password-encryptio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rvice password-encryption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88" calcext:value-type="float">
            <text:p>188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32"> vrrp &lt;group id&gt; ip &lt;ip 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ip (.*)$)(?:.*\r?\n)*?(?=\!)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8" table:formula="of:=ROW()-15" office:value-type="float" office:value="189" calcext:value-type="float">
            <text:p>189</text:p>
          </table:table-cell>
          <table:table-cell/>
          <table:table-cell table:style-name="ce28" office:value-type="string" calcext:value-type="string">
            <text:p><text:span text:style-name="T6">fhrp version vrrp 3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40">^.*(?:(?&lt;!no ))</text:span><text:span text:style-name="T46">fhrp version vrrp v3.*$</text:span>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190" calcext:value-type="float">
            <text:p>190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vrrp (\d+) </text:span><text:span text:style-name="T46">authentication md5 key-string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191" calcext:value-type="float">
            <text:p>191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vrrp (\d+) </text:span><text:span text:style-name="T46">authentication md5 key-chain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192" calcext:value-type="float">
            <text:p>192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vrrp (\d+) </text:span><text:span text:style-name="T46">authentication text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5" office:value-type="float" office:value="193" calcext:value-type="float">
            <text:p>193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vrrp (\d+) </text:span><text:span text:style-name="T46">authentication (?:(?!md5|text))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9" table:formula="of:=ROW()-15" office:value-type="float" office:value="194" calcext:value-type="float">
            <text:p>194</text:p>
          </table:table-cell>
          <table:table-cell/>
          <table:table-cell table:style-name="ce35" office:value-type="string" calcext:value-type="string">
            <text:p><text:span text:style-name="T32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style-name="ce49" table:formula="of:=ROW()-15" office:value-type="float" office:value="195" calcext:value-type="float">
            <text:p>195</text:p>
          </table:table-cell>
          <table:table-cell/>
          <table:table-cell office:value-type="string" calcext:value-type="string">
            <text:p><text:span text:style-name="T40">interface &lt;interface name&gt; &lt;interface id&gt;   </text:span><text:span text:style-name="T46"> vrrp &lt;group id&gt;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track (\d+) .*$)(?:.*\r?\n)*?(?=\!)</text:p>
          </table:table-cell>
          <table:table-cell table:formula="of:=[.$B$210]" office:value-type="float" office:value="195" calcext:value-type="float">
            <text:p>195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15" office:value-type="float" office:value="196" calcext:value-type="float">
            <text:p>196</text:p>
          </table:table-cell>
          <table:table-cell table:style-name="ce56"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&lt;group id&gt; ip &lt;ip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standby (\d+) ip (.*)$)(?:.*\r?\n)*?(?=\!)</text:p>
          </table:table-cell>
          <table:table-cell/>
          <table:table-cell table:formula="of:=[.$B$204]" office:value-type="float" office:value="189" calcext:value-type="float">
            <text:p>189</text:p>
          </table:table-cell>
          <table:table-cell table:number-columns-repeated="1016"/>
        </table:table-row>
        <table:table-row table:style-name="ro3">
          <table:table-cell/>
          <table:table-cell table:style-name="ce48" table:formula="of:=ROW()-15" office:value-type="float" office:value="197" calcext:value-type="float">
            <text:p>197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standby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(\d+) preempt.*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15" office:value-type="float" office:value="198" calcext:value-type="float">
            <text:p>198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version 2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version 2.*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199" calcext:value-type="float">
            <text:p>199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standby (\d+) </text:span><text:span text:style-name="T46">authentication md5 key-string (.*)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0" calcext:value-type="float">
            <text:p>200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standby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standby (\d+) </text:span><text:span text:style-name="T46">authentication md5 key-chain (.*)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1" calcext:value-type="float">
            <text:p>201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7"> standby </text:span><text:span text:style-name="T48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standby (\d+) </text:span><text:span text:style-name="T46">authentication text (.*)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5" office:value-type="float" office:value="202" calcext:value-type="float">
            <text:p>202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7"> standby</text:span><text:span text:style-name="T48">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standby (\d+) </text:span><text:span text:style-name="T46">authentication (?:(?!md5|text))(.*)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9" table:formula="of:=ROW()-15" office:value-type="float" office:value="203" calcext:value-type="float">
            <text:p>203</text:p>
          </table:table-cell>
          <table:table-cell/>
          <table:table-cell table:style-name="ce14" office:value-type="string" calcext:value-type="string">
            <text:p><text:span text:style-name="T7">track &lt;id&gt;  interface &lt;interface name&gt; &lt;interface i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7">
          <table:table-cell/>
          <table:table-cell table:style-name="ce49" table:formula="of:=ROW()-15" office:value-type="float" office:value="204" calcext:value-type="float">
            <text:p>204</text:p>
          </table:table-cell>
          <table:table-cell/>
          <table:table-cell office:value-type="string" calcext:value-type="string">
            <text:p><text:span text:style-name="T40">interface &lt;interface name&gt; &lt;interface id&gt;   </text:span><text:span text:style-name="T46"> standby &lt;group id&gt; track &lt;id&gt; decrement &lt;value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</text:span> (\d+) track (\d+) .*$)(?:.*\r?\n)*?(?=\!)</text:p>
          </table:table-cell>
          <table:table-cell table:formula="of:=[.$B$219]" office:value-type="float" office:value="204" calcext:value-type="float">
            <text:p>204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15" office:value-type="float" office:value="205" calcext:value-type="float">
            <text:p>205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32"> glbp &lt;group id&gt; ip &lt;ip  address&gt;</text:span></text:p>
          </table:table-cell>
          <table:table-cell/>
          <table:table-cell office:value-type="string" calcext:value-type="string">
            <text:p>^.*interface (.*).*$(?:.*\r?\n(?!\!))+?(^ *glbp (\d+) ip (.*)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15" office:value-type="float" office:value="206" calcext:value-type="float">
            <text:p>206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6"> glbp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glbp (\d+) preempt.*$)(?:.*\r?\n)*?(?=\!)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7" calcext:value-type="float">
            <text:p>207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</text:span><text:span text:style-name="T46">authentication md5 key-string (.*)</text:span>$)(?:.*\r?\n)*?(?=\!)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8" calcext:value-type="float">
            <text:p>208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glb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</text:span><text:span text:style-name="T46">authentication md5 key-chain (.*)</text:span>$)(?:.*\r?\n)*?(?=\!)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9" calcext:value-type="float">
            <text:p>209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7"> glbp </text:span><text:span text:style-name="T48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</text:span><text:span text:style-name="T46">authentication text (.*)</text:span>$)(?:.*\r?\n)*?(?=\!)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/>
          <table:table-cell table:style-name="ce49" table:formula="of:=ROW()-15" office:value-type="float" office:value="210" calcext:value-type="float">
            <text:p>210</text:p>
          </table:table-cell>
          <table:table-cell/>
          <table:table-cell table:style-name="ce36" office:value-type="string" calcext:value-type="string">
            <text:p/>
            <text:p><text:span text:style-name="T6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4">
          <table:table-cell/>
          <table:table-cell table:style-name="ce49" table:formula="of:=ROW()-15" office:value-type="float" office:value="211" calcext:value-type="float">
            <text:p>211</text:p>
          </table:table-cell>
          <table:table-cell/>
          <table:table-cell table:style-name="ce37" office:value-type="string" calcext:value-type="string">
            <text:p><text:span text:style-name="T6">&lt;interface id&gt; line-protocol interface &lt;interface name&gt; &lt;interface id&gt;</text:span></text:p>
            <text:p><text:span text:style-name="T6"> glbp &lt;group id&gt; weighting &lt;value&gt; lower &lt;value&gt; upper &lt;valu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weighting</text:span><text:span text:style-name="T46">.*</text:span>$)(?:.*\r?\n)*?(?=\!)</text:p>
          </table:table-cell>
          <table:table-cell table:formula="of:=[.$B$226]" office:value-type="float" office:value="211" calcext:value-type="float">
            <text:p>211</text:p>
          </table:table-cell>
          <table:table-cell table:number-columns-repeated="1017"/>
        </table:table-row>
        <table:table-row table:style-name="ro3">
          <table:table-cell/>
          <table:table-cell table:style-name="ce49" table:formula="of:=ROW()-15" office:value-type="float" office:value="212" calcext:value-type="float">
            <text:p>212</text:p>
          </table:table-cell>
          <table:table-cell/>
          <table:table-cell table:style-name="ce38" office:value-type="string" calcext:value-type="string">
            <text:p><text:span text:style-name="T6">&lt;interface id&gt; line-protocol interface &lt;interface name&gt; &lt;interface id&gt;</text:span></text:p>
            <text:p><text:span text:style-name="T32"> glbp &lt;group id&gt; weighting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track (.</text:span><text:span text:style-name="T46">*)</text:span>$)(?:.*\r?\n)*?(?=\!)</text:p>
          </table:table-cell>
          <table:table-cell table:formula="of:=[.$B$226]" office:value-type="float" office:value="211" calcext:value-type="float">
            <text:p>2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LTERING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<text:a xlink:href="https://superuser.com/questions/1053845/what-are-the-valid-public-ip-address-ranges" xlink:type="simple">https://superuser.com/questions/1053845/what-are-the-valid-public-ip-address-ranges</text:a></text:p>
            <text:p><text:a xlink:href="https://tools.ietf.org/html/rfc1918" xlink:type="simple">https://tools.ietf.org/html/rfc1918</text:a></text:p>
            <text:p><text:a xlink:href="https://tools.ietf.org/html/rfc8190" xlink:type="simple">https://tools.ietf.org/html/rfc8190</text:a></text:p>
            <text:p><text:a xlink:href="https://tools.ietf.org/html/rfc3330" xlink:type="simple">https://tools.ietf.org/html/rfc3330</text:a></text:p>
            <text:p><text:a xlink:href="http://www.team-cymru.org/Services/Bogons/fullbogons-ipv4.txt" xlink:type="simple">http://www.team-cymru.org/Services/Bogons/fullbogons-ipv4.txt</text:a></text:p>
            <text:p>plus limited broadcast, multicast,  E class</text:p>
            <text:p/>
          </table:table-cell>
          <table:table-cell table:style-name="ce48" table:formula="of:=ROW()-16" office:value-type="float" office:value="213" calcext:value-type="float">
            <text:p>213</text:p>
          </table:table-cell>
          <table:table-cell table:number-columns-repeated="3"/>
          <table:table-cell office:value-type="string" calcext:value-type="string">
            <text:p>^.*ip access-list (.*) (.*)$(?:.*\r?\n(?!\!))+?(^ *deny +(ip )?10.0.0.0 0.255.255.255( any)?$)(?:.*\r?\n)*?(?:.*\r?\n(?!\!))+?(^ *deny +(ip )?172.16.0.0 0.15.255.255( any)?$)(?:.*\r?\n)*?(?:.*\r?\n(?!\!))+?(^ *deny +(ip )?192.168.0.0 0.0.255.255( any)?$)(?:.*\r?\n)*?(?:.*\r?\n(?!\!))+?(^ *deny +(ip )?169.254.0.0 0.0.255.255( any)?$)(?:.*\r?\n)*?(?=\!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umbered acl</text:p>
            <text:p>mozno aj cez object group <text:a xlink:href="https://community.cisco.com/t5/routing/acl-allowing-internet-but-blocking-rfc-addresses/td-p/2718437" xlink:type="simple">https://community.cisco.com/t5/routing/acl-allowing-internet-but-blocking-rfc-addresses/td-p/2718437</text:a></text:p>
          </table:table-cell>
          <table:table-cell table:style-name="ce48" table:formula="of:=ROW()-16"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(?=\!)(?:.*\r?\n(?!\!))*?(^access-list \d+ deny +(ip )?10.0.0.0 0.255.255.255( any)?$)(?:.*\r?\n)*?(?:.*\r?\n(?!\!))+?(^access-list \d+ deny +(ip )?172.16.0.0 0.15.255.255( any)?$)(?:.*\r?\n)*?(?:.*\r?\n(?!\!))+?(^access-list \d+ deny +(ip )?192.168.0.0 0.0.255.255( any)?$)(?:.*\r?\n)*?(?:.*\r?\n(?!\!))+?(^access-list \d+ deny +(ip )?169.254.0.0 0.0.255.255( any)?$)(?:.*\r?\n)*?(?=\!)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6" office:value-type="float" office:value="215" calcext:value-type="float">
            <text:p>215</text:p>
          </table:table-cell>
          <table:table-cell/>
          <table:table-cell table:style-name="ce3" office:value-type="string" calcext:value-type="string">
            <text:p><text:span text:style-name="T1">ipv6 access-list &lt;acl name&gt;</text:span></text:p>
            <text:p><text:span text:style-name="T1"> deny any any undetermined-transport log-input</text:span></text:p>
          </table:table-cell>
          <table:table-cell/>
          <table:table-cell office:value-type="string" calcext:value-type="string">
            <text:p>^.*ipv6 access-list (.*).*$(?:.*\r?\n(?!\!))+?(^ *deny (ipv6 )?any any.*undetermined-transport.*$)(?:.*\r?\n)*?(?=\!)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6" office:value-type="float" office:value="216" calcext:value-type="float">
            <text:p>216</text:p>
          </table:table-cell>
          <table:table-cell/>
          <table:table-cell table:style-name="ce39" office:value-type="string" calcext:value-type="string">
            <text:p>ip options drop</text:p>
          </table:table-cell>
          <table:table-cell/>
          <table:table-cell office:value-type="string" calcext:value-type="string">
            <text:p><text:span text:style-name="T63">^.*</text:span><text:span text:style-name="T64">ip options drop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6"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/>
          <table:table-cell table:style-name="ce48" table:formula="of:=ROW()-16"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/>
          <table:table-cell table:style-name="ce48" table:formula="of:=ROW()-16"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/>
          <table:table-cell table:style-name="ce48" table:formula="of:=ROW()-16" office:value-type="float" office:value="220" calcext:value-type="float">
            <text:p>220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/>
          <table:table-cell table:style-name="ce48" table:formula="of:=ROW()-16"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ST HOP SECURITY</text:p>
          </table:table-cell>
          <table:table-cell table:number-columns-repeated="2"/>
          <table:table-cell table:style-name="ce11"/>
          <table:table-cell table:number-columns-repeated="1020"/>
        </table:table-row>
        <table:table-row table:style-name="ro3">
          <table:table-cell/>
          <table:table-cell table:style-name="ce48" table:formula="of:=ROW()-17" office:value-type="float" office:value="222" calcext:value-type="float">
            <text:p>222</text:p>
          </table:table-cell>
          <table:table-cell/>
          <table:table-cell office:value-type="string" calcext:value-type="string">
            <text:p>switchport port-security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port-security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23" calcext:value-type="float">
            <text:p>223</text:p>
          </table:table-cell>
          <table:table-cell/>
          <table:table-cell table:style-name="ce40" office:value-type="string" calcext:value-type="string">
            <text:p><text:span text:style-name="T49">switchport port-security maximum 1</text:span></text:p>
          </table:table-cell>
          <table:table-cell office:value-type="string" calcext:value-type="string">
            <text:p>MORE OCCURENCE ON INTERFACE</text:p>
          </table:table-cell>
          <table:table-cell table:style-name="ce40" office:value-type="string" calcext:value-type="string">
            <text:p>^.*switchport port-security maximum (?!\b1\b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faultne pri zapnutej port securite aj shutdown</text:p>
          </table:table-cell>
          <table:table-cell table:style-name="ce48" table:formula="of:=ROW()-17" office:value-type="float" office:value="224" calcext:value-type="float">
            <text:p>224</text:p>
          </table:table-cell>
          <table:table-cell/>
          <table:table-cell table:style-name="ce40" office:value-type="string" calcext:value-type="string">
            <text:p><text:span text:style-name="T49">switchport port-security violation protec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65">switchport port-security violation protect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17" office:value-type="float" office:value="225" calcext:value-type="float">
            <text:p>225</text:p>
          </table:table-cell>
          <table:table-cell/>
          <table:table-cell table:style-name="ce34" office:value-type="string" calcext:value-type="string">
            <text:p>dot1x system-auth-contro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66">^.*</text:span><text:span text:style-name="T67">dot1x system-auth-control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26" calcext:value-type="float">
            <text:p>226</text:p>
          </table:table-cell>
          <table:table-cell/>
          <table:table-cell table:style-name="ce34" office:value-type="string" calcext:value-type="string">
            <text:p>identity profile default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66">^.*</text:span><text:span text:style-name="T67">identity profile default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27" calcext:value-type="float">
            <text:p>227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0">^.*</text:span><text:span text:style-name="T46">access-sess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0">^.*</text:span><text:span text:style-name="T46">authenticat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29" calcext:value-type="float">
            <text:p>229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dot1x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0">^.*</text:span><text:span text:style-name="T46">dot1x port-control auto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7" office:value-type="float" office:value="230" calcext:value-type="float">
            <text:p>230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8">^.*</text:span><text:span text:style-name="T69">access-session </text:span><text:span text:style-name="T70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7" office:value-type="float" office:value="231" calcext:value-type="float">
            <text:p>231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8">^.*authentication</text:span><text:span text:style-name="T69"> </text:span><text:span text:style-name="T70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7" office:value-type="float" office:value="232" calcext:value-type="float">
            <text:p>232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dot1x port-control </text:span><text:span text:style-name="T9">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8">^.*dot1x</text:span><text:span text:style-name="T69"> </text:span><text:span text:style-name="T70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7" office:value-type="float" office:value="233" calcext:value-type="float">
            <text:p>233</text:p>
          </table:table-cell>
          <table:table-cell/>
          <table:table-cell table:style-name="ce6" office:value-type="string" calcext:value-type="string">
            <text:p><text:span text:style-name="T6">dot1x pae &lt;authenticator|supplicant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0">^.*</text:span><text:span text:style-name="T46"> dot1x pae (authenticator|supplicant)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34" calcext:value-type="float">
            <text:p>234</text:p>
          </table:table-cell>
          <table:table-cell table:style-name="ce3"/>
          <table:table-cell table:style-name="ce9" office:value-type="string" calcext:value-type="string">
            <text:p>ip dhcp snoop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(?:(?&lt;!no ))</text:span><text:span text:style-name="T57">ip dhcp snooping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35" calcext:value-type="float">
            <text:p>235</text:p>
          </table:table-cell>
          <table:table-cell/>
          <table:table-cell table:style-name="ce3" office:value-type="string" calcext:value-type="string">
            <text:p>ip dhcp snooping vlan &lt;vlan-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(?:(?&lt;!no ))</text:span><text:span text:style-name="T57">ip dhcp snooping  vlan 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36" calcext:value-type="float">
            <text:p>236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3"> ip dhcp snooping tru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(?:(?&lt;!no ))</text:span><text:span text:style-name="T57">ip dhcp snooping trust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37" calcext:value-type="float">
            <text:p>237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50"> ip dhcp snooping limit rate &lt;num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(?:(?&lt;!no ))</text:span><text:span text:style-name="T57">ip dhcp snooping limit rate (\d+)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38" calcext:value-type="float">
            <text:p>238</text:p>
          </table:table-cell>
          <table:table-cell/>
          <table:table-cell table:style-name="ce18" office:value-type="string" calcext:value-type="string">
            <text:p>ipv6 snooping policy &lt;policy name&gt;</text:p>
            <text:p> prefix-glean</text:p>
          </table:table-cell>
          <table:table-cell office:value-type="string" calcext:value-type="string">
            <text:p>MORE OCCURENCE INDEPENDENT</text:p>
          </table:table-cell>
          <table:table-cell table:style-name="ce3" office:value-type="string" calcext:value-type="string">
            <text:p>^.*(?:(?&lt;!no ))ipv6 snooping policy (.*)$(?:.*\r?\n(?!\!))+?(^ *prefix-glean$)(?:.*\r?\n)*?(?=\!)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39" calcext:value-type="float">
            <text:p>239</text:p>
          </table:table-cell>
          <table:table-cell/>
          <table:table-cell table:style-name="Default" office:value-type="string" calcext:value-type="string">
            <text:p>na interface nd ispection, nevieem ci uplink a ci policy ma byt trust a nejake nastavenia, pozri cisco live a konfiguracny guide cisco v literture</text:p>
          </table:table-cell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otazny je trusted port</text:p>
          </table:table-cell>
          <table:table-cell table:style-name="ce48" table:formula="of:=ROW()-17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ipv6 dhcp guard policy &lt;policy name&gt;</text:p>
            <text:p><text:span text:style-name="T3"> device-role server</text:span></text:p>
            <text:p><text:span text:style-name="T3"> match server access-list &lt;acl name&gt;</text:span></text:p>
            <text:p><text:span text:style-name="T3"> match reply prefix-list &lt;prefix list name&gt;</text:span></text:p>
            <text:p><text:span text:style-name="T3"> trusted-por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26">^</text:span><text:span text:style-name="T57">$</text:span></text:p>
            <text:p><text:span text:style-name="T3">^.*(?:(?&lt;!no ))ipv6 dhcp guard policy (.*)$(?:.*\r?\n(?!\!))+?(^ *device-role server$)(?:.*\r?\n)*?(?:.*\r?\n(?!\!))+?(^ *match server (.*) (.*)$)(?:.*\r?\n)*?(?:.*\r?\n(?!\!))+?(^ *match reply (.*) (.*)$)(?:.*\r?\n)*?(?:.*\r?\n(?!\!))+?(^ *trusted-port$)(?:.*\r?\n)*?(?=\!)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7" office:value-type="float" office:value="241" calcext:value-type="float">
            <text:p>241</text:p>
          </table:table-cell>
          <table:table-cell/>
          <table:table-cell table:style-name="ce6" office:value-type="string" calcext:value-type="string">
            <text:p><text:span text:style-name="T7">interface &lt;interface name&gt; &lt;interface id&gt;</text:span></text:p>
            <text:p><text:span text:style-name="T7"> ipv6 dhcp guard attach-policy &lt;policy name&gt;</text:span></text:p>
          </table:table-cell>
          <table:table-cell office:value-type="string" calcext:value-type="string">
            <text:p>MORE OCCURENCE ON INTERFACE</text:p>
          </table:table-cell>
          <table:table-cell table:style-name="ce3" office:value-type="string" calcext:value-type="string">
            <text:p>^.*(?:(?&lt;!no ))ipv6 dhcp guard attach-policy (.*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42" calcext:value-type="float">
            <text:p>242</text:p>
          </table:table-cell>
          <table:table-cell table:style-name="ce8" office:value-type="string" calcext:value-type="string">
            <text:p>iba ak je snoop</text:p>
          </table:table-cell>
          <table:table-cell table:style-name="ce41" office:value-type="string" calcext:value-type="string">
            <text:p>ip arp inspection vlan &lt;vlan 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lan (.*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43" calcext:value-type="float">
            <text:p>243</text:p>
          </table:table-cell>
          <table:table-cell/>
          <table:table-cell table:style-name="ce42" office:value-type="string" calcext:value-type="string">
            <text:p>ip arp inspection validate src-mac dst-mac i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alidate (ip|src-mac|dst-mac) (ip|src-mac|dst-mac) (ip|src-mac|dst-mac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 uplink</text:p>
          </table:table-cell>
          <table:table-cell table:style-name="ce48" table:formula="of:=ROW()-17" office:value-type="float" office:value="244" calcext:value-type="float">
            <text:p>244</text:p>
          </table:table-cell>
          <table:table-cell/>
          <table:table-cell table:style-name="ce42" office:value-type="string" calcext:value-type="string">
            <text:p><text:span text:style-name="T6">interface &lt;interface name&gt; &lt;interface id&gt;</text:span></text:p>
            <text:p> ip arp inspection trust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57">(?:(?&lt;!no ))i</text:span>p arp inspection trust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45" calcext:value-type="float">
            <text:p>245</text:p>
          </table:table-cell>
          <table:table-cell office:value-type="string" calcext:value-type="string">
            <text:p>iba ako je snoop</text:p>
          </table:table-cell>
          <table:table-cell table:style-name="ce42" office:value-type="string" calcext:value-type="string">
            <text:p><text:span text:style-name="T6">interface &lt;interface name&gt; &lt;interface id&gt;</text:span></text:p>
            <text:p><text:span text:style-name="T51"> ip verify source port-securit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source port-security.*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17" office:value-type="float" office:value="246" calcext:value-type="float">
            <text:p>246</text:p>
          </table:table-cell>
          <table:table-cell/>
          <table:table-cell table:style-name="ce43" office:value-type="string" calcext:value-type="string">
            <text:p><text:span text:style-name="T51">ipv6 source-guard policy &lt;policy name&gt;</text:span></text:p>
            <text:p><text:span text:style-name="T51"> permit link-local</text:span></text:p>
            <text:p><text:span text:style-name="T51"> deny global-autoconf</text:span></text:p>
            <text:p><text:span text:style-name="T51"> trusted</text:span></text:p>
          </table:table-cell>
          <table:table-cell/>
          <table:table-cell office:value-type="string" calcext:value-type="string">
            <text:p><text:span text:style-name="T26">^</text:span><text:span text:style-name="T57">$</text:span></text:p>
            <text:p><text:span text:style-name="T71">^.*(?:(?&lt;!no ))</text:span><text:span text:style-name="T72">ipv6 source-guard policy</text:span><text:span text:style-name="T73"> (.*)$(?:.*\r?\n(?!\!))+?(^ *</text:span><text:span text:style-name="T72">permit link-local</text:span><text:span text:style-name="T73">$)(?:.*\r?\n)*?(?:.*\r?\n(?!\!))+?(^ *</text:span><text:span text:style-name="T72">deny global-autoconf</text:span><text:span text:style-name="T73">$)(?:.*\r?\n)*?(?:.*\r?\n(?!\!))+?(^ *trusted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47" calcext:value-type="float">
            <text:p>247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ipv6 source-guard attach-policy &lt;policy name&gt;</text:span></text:p>
          </table:table-cell>
          <table:table-cell/>
          <table:table-cell table:style-name="ce3" office:value-type="string" calcext:value-type="string">
            <text:p>^.*(?:(?&lt;!no ))ipv6 source-guard attach-policy (.*)$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device role monitor</text:p>
          </table:table-cell>
          <table:table-cell table:style-name="ce48" table:formula="of:=ROW()-17" office:value-type="float" office:value="248" calcext:value-type="float">
            <text:p>248</text:p>
          </table:table-cell>
          <table:table-cell/>
          <table:table-cell table:style-name="ce18" office:value-type="string" calcext:value-type="string">
            <text:p><text:span text:style-name="T52">ipv6 nd inspection policy &lt;policy name&gt;</text:span></text:p>
            <text:p><text:span text:style-name="T52"> drop unsecure</text:span></text:p>
            <text:p><text:span text:style-name="T52"> device-role monitor</text:span></text:p>
            <text:p><text:span text:style-name="T52"> tracking disable stale-lifetime infinite</text:span></text:p>
            <text:p><text:span text:style-name="T52"> trusted-port</text:span></text:p>
          </table:table-cell>
          <table:table-cell/>
          <table:table-cell office:value-type="string" calcext:value-type="string">
            <text:p><text:span text:style-name="T26">^</text:span><text:span text:style-name="T57">$</text:span></text:p>
            <text:p><text:span text:style-name="T71">^.*(?:(?&lt;!no ))</text:span><text:span text:style-name="T74">ipv6 nd inspection policy</text:span><text:span text:style-name="T73"> (.*)$(?:.*\r?\n(?!\!))+?(^ *</text:span><text:span text:style-name="T72">drop unsecure</text:span><text:span text:style-name="T73">$)(?:.*\r?\n)*?(?:.*\r?\n(?!\!))+?(^ *</text:span><text:span text:style-name="T72">device-role monitor</text:span><text:span text:style-name="T73">$)(?:.*\r?\n)*?(?:.*\r?\n(?!\!))+?(^</text:span><text:span text:style-name="T75">tracking disable stale-lifetime infinite</text:span><text:span text:style-name="T76">$)(?:.*\r?\n)*?(?:.*\r?\n(?!\!))+?(^ *trusted-port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49" calcext:value-type="float">
            <text:p>249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6"> ipv6 nd inspection attach-policy  &lt;policy name&gt;</text:span></text:p>
          </table:table-cell>
          <table:table-cell/>
          <table:table-cell table:style-name="ce3" office:value-type="string" calcext:value-type="string">
            <text:p>^.*(?:(?&lt;!no ))ipv6 nd inspection attach-policy (.*)$</text:p>
          </table:table-cell>
          <table:table-cell table:number-columns-repeated="1018"/>
        </table:table-row>
        <table:table-row table:style-name="ro9">
          <table:table-cell/>
          <table:table-cell table:style-name="ce48" table:formula="of:=ROW()-17" office:value-type="float" office:value="250" calcext:value-type="float">
            <text:p>250</text:p>
          </table:table-cell>
          <table:table-cell/>
          <table:table-cell table:style-name="ce3" office:value-type="string" calcext:value-type="string">
            <text:p><text:span text:style-name="T53">ipv6 nd raguard policy &lt;polic name&gt;</text:span></text:p>
            <text:p><text:span text:style-name="T53"> device-role router</text:span></text:p>
            <text:p><text:span text:style-name="T53"> hop-limit maximu &lt;number&gt;</text:span></text:p>
            <text:p><text:span text:style-name="T53"> managed-config-flag on|off</text:span></text:p>
            <text:p><text:span text:style-name="T54"> other-config-flag on|off</text:span></text:p>
            <text:p><text:span text:style-name="T54"> match ipv6 access-list &lt;acl name&gt;</text:span></text:p>
            <text:p><text:span text:style-name="T54"> match ra prefix-list &lt;prefix list name&gt;</text:span></text:p>
            <text:p><text:span text:style-name="T54"> trusted-port</text:span></text:p>
          </table:table-cell>
          <table:table-cell/>
          <table:table-cell table:style-name="ce3" office:value-type="string" calcext:value-type="string">
            <text:p>^.*(?:(?&lt;!no ))ipv6 nd raguard policy (.*)$(?:.*\r?\n(?!\!))+?(^ *device-role router$)(?:.*\r?\n)*?(?=\!)</text:p>
          </table:table-cell>
          <table:table-cell/>
          <table:table-cell table:style-name="ce9"/>
          <table:table-cell table:number-columns-repeated="1016"/>
        </table:table-row>
        <table:table-row table:style-name="ro7">
          <table:table-cell/>
          <table:table-cell table:style-name="ce48" table:formula="of:=ROW()-17" office:value-type="float" office:value="251" calcext:value-type="float">
            <text:p>251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55"> </text:span><text:span text:style-name="T56">ipv6 nd raguard attach-policy &lt;policy name&gt;</text:span></text:p>
          </table:table-cell>
          <table:table-cell/>
          <table:table-cell table:style-name="ce3" office:value-type="string" calcext:value-type="string">
            <text:p>^.*(?:(?&lt;!no ))ipv6 nd raguard attach-policy (.*)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52" calcext:value-type="float">
            <text:p>252</text:p>
          </table:table-cell>
          <table:table-cell/>
          <table:table-cell table:style-name="ce3" office:value-type="string" calcext:value-type="string">
            <text:p>ipv6 neighbor &lt;ipv6 address&gt; vlan &lt;vlan id&gt; &lt;mac address&gt;</text:p>
          </table:table-cell>
          <table:table-cell/>
          <table:table-cell office:value-type="string" calcext:value-type="string">
            <text:p><text:span text:style-name="T26">^.*</text:span><text:span text:style-name="T57">ipv6 neighbor (.*) vlan (.*) (.*)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53" calcext:value-type="float">
            <text:p>253</text:p>
          </table:table-cell>
          <table:table-cell/>
          <table:table-cell table:style-name="ce3" office:value-type="string" calcext:value-type="string">
            <text:p><text:span text:style-name="T1">ipv6 destination-guard policy &lt;policy name&gt;</text:span></text:p>
            <text:p><text:span text:style-name="T1">  enforcement always</text:span></text:p>
          </table:table-cell>
          <table:table-cell table:number-columns-repeated="1020"/>
        </table:table-row>
        <table:table-row table:style-name="ro7">
          <table:table-cell/>
          <table:table-cell table:formula="of:=ROW()-17" office:value-type="float" office:value="254" calcext:value-type="float">
            <text:p>254</text:p>
          </table:table-cell>
          <table:table-cell office:value-type="string" calcext:value-type="string">
            <text:p><text:a xlink:href="http://labs.ine.com/workbook/view/security-technology-labs/task/ipv6-ra-guard-MTkxMA%3D%3D" xlink:type="simple">http://labs.ine.com/workbook/view/security-technology-labs/task/ipv6-ra-guard-MTkxMA%3D%3D</text:a></text:p>
            <text:p><text:a xlink:href="https://networklessons.com/cisco/ccie-routing-switching-written/ipv6-ra-guard" xlink:type="simple">https://networklessons.com/cisco/ccie-routing-switching-written/ipv6-ra-guard</text:a></text:p>
            <text:p/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ipv6 destination-guard attach-policy &lt;policy name&gt;</text:span></text:p>
          </table:table-cell>
          <table:table-cell table:number-columns-repeated="1020"/>
        </table:table-row>
        <table:table-row table:style-name="ro1">
          <table:table-cell/>
          <table:table-cell table:formula="of:=ROW()-17" office:value-type="float" office:value="255" calcext:value-type="float">
            <text:p>255</text:p>
          </table:table-cell>
          <table:table-cell/>
          <table:table-cell table:style-name="ce19" office:value-type="string" calcext:value-type="string">
            <text:p>ipv6 nd cache expire &lt;time in seconds&gt;</text:p>
          </table:table-cell>
          <table:table-cell table:number-columns-repeated="1020"/>
        </table:table-row>
        <table:table-row table:style-name="ro1">
          <table:table-cell/>
          <table:table-cell table:formula="of:=ROW()-17" office:value-type="float" office:value="256" calcext:value-type="float">
            <text:p>256</text:p>
          </table:table-cell>
          <table:table-cell table:number-columns-repeated="1022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SCO BASIC FUNCTIONS REGEX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SE FUN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G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 style:data-style-name="N2" text:time-value="19:53:19.885305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30:16.611086965</meta:creation-date>
    <dc:date>2020-05-14T08:11:24.936431711</dc:date>
    <meta:editing-duration>P14DT23H37M33S</meta:editing-duration>
    <meta:editing-cycles>176</meta:editing-cycles>
    <meta:generator>LibreOffice/6.1.5.2$Linux_X86_64 LibreOffice_project/10$Build-2</meta:generator>
    <meta:document-statistic meta:table-count="2" meta:cell-count="1164" meta:object-count="0"/>
  </office:meta>
</office:document-meta>
</file>